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TABLE 44">
        <table:table-row>
          <table:table-cell office:value-type="string">
            <text:p>Field1</text:p>
          </table:table-cell>
          <table:table-cell office:value-type="string">
            <text:p>Field2</text:p>
          </table:table-cell>
          <table:table-cell office:value-type="string">
            <text:p>Field3</text:p>
          </table:table-cell>
          <table:table-cell office:value-type="string">
            <text:p>Field4</text:p>
          </table:table-cell>
        </table:table-row>
        <table:table-row>
          <table:table-cell office:value-type="string">
            <text:p>ABAKALIKI - EBONYI</text:p>
          </table:table-cell>
          <table:table-cell office:value-type="string">
            <text:p>ABAKALIKI - EBONYI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ABEOKUTA - OGUN</text:p>
          </table:table-cell>
          <table:table-cell office:value-type="string">
            <text:p>ABAKALIKI - EBONYI</text:p>
          </table:table-cell>
          <table:table-cell office:value-type="string">
            <text:p>656</text:p>
          </table:table-cell>
          <table:table-cell office:value-type="string">
            <text:p/>
          </table:table-cell>
        </table:table-row>
        <table:table-row>
          <table:table-cell office:value-type="string">
            <text:p>ABUJA - FCT</text:p>
          </table:table-cell>
          <table:table-cell office:value-type="string">
            <text:p>ABAKALIKI - EBONYI</text:p>
          </table:table-cell>
          <table:table-cell office:value-type="string">
            <text:p>477</text:p>
          </table:table-cell>
          <table:table-cell office:value-type="string">
            <text:p/>
          </table:table-cell>
        </table:table-row>
        <table:table-row>
          <table:table-cell office:value-type="string">
            <text:p>ADO-EKITI - EKITI</text:p>
          </table:table-cell>
          <table:table-cell office:value-type="string">
            <text:p>ABAKALIKI - EBONYI</text:p>
          </table:table-cell>
          <table:table-cell office:value-type="string">
            <text:p>566</text:p>
          </table:table-cell>
          <table:table-cell office:value-type="string">
            <text:p/>
          </table:table-cell>
        </table:table-row>
        <table:table-row>
          <table:table-cell office:value-type="string">
            <text:p>AKURE - ONDO</text:p>
          </table:table-cell>
          <table:table-cell office:value-type="string">
            <text:p>ABAKALIKI - EBONYI</text:p>
          </table:table-cell>
          <table:table-cell office:value-type="string">
            <text:p>506</text:p>
          </table:table-cell>
          <table:table-cell office:value-type="string">
            <text:p/>
          </table:table-cell>
        </table:table-row>
        <table:table-row>
          <table:table-cell office:value-type="string">
            <text:p>ASABA - DELTA</text:p>
          </table:table-cell>
          <table:table-cell office:value-type="string">
            <text:p>ABAKALIKI - EBONYI</text:p>
          </table:table-cell>
          <table:table-cell office:value-type="string">
            <text:p>193</text:p>
          </table:table-cell>
          <table:table-cell office:value-type="string">
            <text:p/>
          </table:table-cell>
        </table:table-row>
        <table:table-row>
          <table:table-cell office:value-type="string">
            <text:p>AWKA - ANAMBRA</text:p>
          </table:table-cell>
          <table:table-cell office:value-type="string">
            <text:p>ABAKALIKI - EBONYI</text:p>
          </table:table-cell>
          <table:table-cell office:value-type="string">
            <text:p>146</text:p>
          </table:table-cell>
          <table:table-cell office:value-type="string">
            <text:p/>
          </table:table-cell>
        </table:table-row>
        <table:table-row>
          <table:table-cell office:value-type="string">
            <text:p>BAUCHI - BAUCHI</text:p>
          </table:table-cell>
          <table:table-cell office:value-type="string">
            <text:p>ABAKALIKI - EBONYI</text:p>
          </table:table-cell>
          <table:table-cell office:value-type="string">
            <text:p>824</text:p>
          </table:table-cell>
          <table:table-cell office:value-type="string">
            <text:p/>
          </table:table-cell>
        </table:table-row>
        <table:table-row>
          <table:table-cell office:value-type="string">
            <text:p>BENIN-CITY - EDO</text:p>
          </table:table-cell>
          <table:table-cell office:value-type="string">
            <text:p>ABAKALIKI - EBONYI</text:p>
          </table:table-cell>
          <table:table-cell office:value-type="string">
            <text:p>338</text:p>
          </table:table-cell>
          <table:table-cell office:value-type="string">
            <text:p/>
          </table:table-cell>
        </table:table-row>
        <table:table-row>
          <table:table-cell office:value-type="string">
            <text:p>BIRNIN KEBBI - KEBBI</text:p>
          </table:table-cell>
          <table:table-cell office:value-type="string">
            <text:p>ABAKALIKI - EBONYI</text:p>
          </table:table-cell>
          <table:table-cell office:value-type="string">
            <text:p>1204</text:p>
          </table:table-cell>
          <table:table-cell office:value-type="string">
            <text:p/>
          </table:table-cell>
        </table:table-row>
        <table:table-row>
          <table:table-cell office:value-type="string">
            <text:p>CALABAR - CROSS-RIVER</text:p>
          </table:table-cell>
          <table:table-cell office:value-type="string">
            <text:p>ABAKALIKI - EBONYI</text:p>
          </table:table-cell>
          <table:table-cell office:value-type="string">
            <text:p>360</text:p>
          </table:table-cell>
          <table:table-cell office:value-type="string">
            <text:p/>
          </table:table-cell>
        </table:table-row>
        <table:table-row>
          <table:table-cell office:value-type="string">
            <text:p>DAMATURU - YOBE</text:p>
          </table:table-cell>
          <table:table-cell office:value-type="string">
            <text:p>ABAKALIKI - EBONYI</text:p>
          </table:table-cell>
          <table:table-cell office:value-type="string">
            <text:p>1103</text:p>
          </table:table-cell>
          <table:table-cell office:value-type="string">
            <text:p/>
          </table:table-cell>
        </table:table-row>
        <table:table-row>
          <table:table-cell office:value-type="string">
            <text:p>DUTSE - JIGAWA</text:p>
          </table:table-cell>
          <table:table-cell office:value-type="string">
            <text:p>ABAKALIKI - EBONYI</text:p>
          </table:table-cell>
          <table:table-cell office:value-type="string">
            <text:p>994</text:p>
          </table:table-cell>
          <table:table-cell office:value-type="string">
            <text:p/>
          </table:table-cell>
        </table:table-row>
        <table:table-row>
          <table:table-cell office:value-type="string">
            <text:p>ENUGU - ENUGU</text:p>
          </table:table-cell>
          <table:table-cell office:value-type="string">
            <text:p>ABAKALIKI - EBONYI</text:p>
          </table:table-cell>
          <table:table-cell office:value-type="string">
            <text:p>84</text:p>
          </table:table-cell>
          <table:table-cell office:value-type="string">
            <text:p/>
          </table:table-cell>
        </table:table-row>
        <table:table-row>
          <table:table-cell office:value-type="string">
            <text:p>GOMBE - GOMBE</text:p>
          </table:table-cell>
          <table:table-cell office:value-type="string">
            <text:p>ABAKALIKI - EBONYI</text:p>
          </table:table-cell>
          <table:table-cell office:value-type="string">
            <text:p>974</text:p>
          </table:table-cell>
          <table:table-cell office:value-type="string">
            <text:p/>
          </table:table-cell>
        </table:table-row>
        <table:table-row>
          <table:table-cell office:value-type="string">
            <text:p>GUSAU - ZAMFARA</text:p>
          </table:table-cell>
          <table:table-cell office:value-type="string">
            <text:p>ABAKALIKI - EBONYI</text:p>
          </table:table-cell>
          <table:table-cell office:value-type="string">
            <text:p>1116</text:p>
          </table:table-cell>
          <table:table-cell office:value-type="string">
            <text:p/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ABAKALIKI - EBONYI</text:p>
          </table:table-cell>
          <table:table-cell office:value-type="string">
            <text:p>642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ABAKALIKI - EBONYI</text:p>
          </table:table-cell>
          <table:table-cell office:value-type="string">
            <text:p>660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ABAKALIKI - EBONYI</text:p>
          </table:table-cell>
          <table:table-cell office:value-type="string">
            <text:p>734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ABAKALIKI - EBONYI</text:p>
          </table:table-cell>
          <table:table-cell office:value-type="string">
            <text:p>626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ABAKALIKI - EBONYI</text:p>
          </table:table-cell>
          <table:table-cell office:value-type="string">
            <text:p>692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ABAKALIKI - EBONYI</text:p>
          </table:table-cell>
          <table:table-cell office:value-type="string">
            <text:p>656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ABAKALIKI - EBONYI</text:p>
          </table:table-cell>
          <table:table-cell office:value-type="string">
            <text:p>1167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ABAKALIKI - EBONYI</text:p>
          </table:table-cell>
          <table:table-cell office:value-type="string">
            <text:p>1286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ABAKALIKI - EBONYI</text:p>
          </table:table-cell>
          <table:table-cell office:value-type="string">
            <text:p>300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ABAKALIKI - EBONYI</text:p>
          </table:table-cell>
          <table:table-cell office:value-type="string">
            <text:p>476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ABAKALIKI - EBONYI</text:p>
          </table:table-cell>
          <table:table-cell office:value-type="string">
            <text:p>1205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ABAKALIKI - EBONYI</text:p>
          </table:table-cell>
          <table:table-cell office:value-type="string">
            <text:p>256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ABAKALIKI - EBONYI</text:p>
          </table:table-cell>
          <table:table-cell office:value-type="string">
            <text:p>682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ABAKALIKI - EBONYI</text:p>
          </table:table-cell>
          <table:table-cell office:value-type="string">
            <text:p>546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ABAKALIKI - EBONYI</text:p>
          </table:table-cell>
          <table:table-cell office:value-type="string">
            <text:p>230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ABAKALIKI - EBONYI</text:p>
          </table:table-cell>
          <table:table-cell office:value-type="string">
            <text:p>313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ABAKALIKI - EBONYI</text:p>
          </table:table-cell>
          <table:table-cell office:value-type="string">
            <text:p>1350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ABAKALIKI - EBONYI</text:p>
          </table:table-cell>
          <table:table-cell office:value-type="string">
            <text:p>202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ABAKALIKI - EBONYI</text:p>
          </table:table-cell>
          <table:table-cell office:value-type="string">
            <text:p>273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ABAKALIKI - EBONYI</text:p>
          </table:table-cell>
          <table:table-cell office:value-type="string">
            <text:p>346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ABAKALIKI - EBONYI</text:p>
          </table:table-cell>
          <table:table-cell office:value-type="string">
            <text:p>954</text:p>
          </table:table-cell>
          <table:table-cell office:value-type="string">
            <text:p/>
          </table:table-cell>
        </table:table-row>
        <table:table-row>
          <table:table-cell office:value-type="string">
            <text:p>ABEOKUTA - OGUN</text:p>
          </table:table-cell>
          <table:table-cell office:value-type="string">
            <text:p>ABEOKUTA - OGUN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ABUJA - FCT</text:p>
          </table:table-cell>
          <table:table-cell office:value-type="string">
            <text:p>ABEOKUTA - OGUN</text:p>
          </table:table-cell>
          <table:table-cell office:value-type="string">
            <text:p>722</text:p>
          </table:table-cell>
          <table:table-cell office:value-type="string">
            <text:p/>
          </table:table-cell>
        </table:table-row>
        <table:table-row>
          <table:table-cell office:value-type="string">
            <text:p>ADO-EKITI - EKITI</text:p>
          </table:table-cell>
          <table:table-cell office:value-type="string">
            <text:p>ABEOKUTA - OGUN</text:p>
          </table:table-cell>
          <table:table-cell office:value-type="string">
            <text:p>340</text:p>
          </table:table-cell>
          <table:table-cell office:value-type="string">
            <text:p/>
          </table:table-cell>
        </table:table-row>
        <table:table-row>
          <table:table-cell office:value-type="string">
            <text:p>AKURE - ONDO</text:p>
          </table:table-cell>
          <table:table-cell office:value-type="string">
            <text:p>ABEOKUTA - OGUN</text:p>
          </table:table-cell>
          <table:table-cell office:value-type="string">
            <text:p>200</text:p>
          </table:table-cell>
          <table:table-cell office:value-type="string">
            <text:p/>
          </table:table-cell>
        </table:table-row>
        <table:table-row>
          <table:table-cell office:value-type="string">
            <text:p>ASABA - DELTA</text:p>
          </table:table-cell>
          <table:table-cell office:value-type="string">
            <text:p>ABEOKUTA - OGUN</text:p>
          </table:table-cell>
          <table:table-cell office:value-type="string">
            <text:p>460</text:p>
          </table:table-cell>
          <table:table-cell office:value-type="string">
            <text:p/>
          </table:table-cell>
        </table:table-row>
        <table:table-row>
          <table:table-cell office:value-type="string">
            <text:p>AWKA - ANAMBRA</text:p>
          </table:table-cell>
          <table:table-cell office:value-type="string">
            <text:p>ABEOKUTA - OGUN</text:p>
          </table:table-cell>
          <table:table-cell office:value-type="string">
            <text:p>444</text:p>
          </table:table-cell>
          <table:table-cell office:value-type="string">
            <text:p/>
          </table:table-cell>
        </table:table-row>
        <table:table-row>
          <table:table-cell office:value-type="string">
            <text:p>BAUCHI - BAUCHI</text:p>
          </table:table-cell>
          <table:table-cell office:value-type="string">
            <text:p>ABEOKUTA - OGUN</text:p>
          </table:table-cell>
          <table:table-cell office:value-type="string">
            <text:p>1143</text:p>
          </table:table-cell>
          <table:table-cell office:value-type="string">
            <text:p/>
          </table:table-cell>
        </table:table-row>
        <table:table-row>
          <table:table-cell office:value-type="string">
            <text:p>BENIN-CITY - EDO</text:p>
          </table:table-cell>
          <table:table-cell office:value-type="string">
            <text:p>ABEOKUTA - OGUN</text:p>
          </table:table-cell>
          <table:table-cell office:value-type="string">
            <text:p>314</text:p>
          </table:table-cell>
          <table:table-cell office:value-type="string">
            <text:p/>
          </table:table-cell>
        </table:table-row>
        <table:table-row>
          <table:table-cell office:value-type="string">
            <text:p>BIRNIN KEBBI - KEBBI</text:p>
          </table:table-cell>
          <table:table-cell office:value-type="string">
            <text:p>ABEOKUTA - OGUN</text:p>
          </table:table-cell>
          <table:table-cell office:value-type="string">
            <text:p>756</text:p>
          </table:table-cell>
          <table:table-cell office:value-type="string">
            <text:p/>
          </table:table-cell>
        </table:table-row>
        <table:table-row>
          <table:table-cell office:value-type="string">
            <text:p>CALABAR - CROSS-RIVER</text:p>
          </table:table-cell>
          <table:table-cell office:value-type="string">
            <text:p>ABEOKUTA - OGUN</text:p>
          </table:table-cell>
          <table:table-cell office:value-type="string">
            <text:p>764</text:p>
          </table:table-cell>
          <table:table-cell office:value-type="string">
            <text:p/>
          </table:table-cell>
        </table:table-row>
        <table:table-row>
          <table:table-cell office:value-type="string">
            <text:p>DAMATURU - YOBE</text:p>
          </table:table-cell>
          <table:table-cell office:value-type="string">
            <text:p>ABEOKUTA - OGUN</text:p>
          </table:table-cell>
          <table:table-cell office:value-type="string">
            <text:p>1384</text:p>
          </table:table-cell>
          <table:table-cell office:value-type="string">
            <text:p/>
          </table:table-cell>
        </table:table-row>
        <table:table-row>
          <table:table-cell office:value-type="string">
            <text:p>DUTSE - JIGAWA</text:p>
          </table:table-cell>
          <table:table-cell office:value-type="string">
            <text:p>ABEOKUTA - OGUN</text:p>
          </table:table-cell>
          <table:table-cell office:value-type="string">
            <text:p>11140</text:p>
          </table:table-cell>
          <table:table-cell office:value-type="string">
            <text:p/>
          </table:table-cell>
        </table:table-row>
        <table:table-row>
          <table:table-cell office:value-type="string">
            <text:p>ENUGU - ENUGU</text:p>
          </table:table-cell>
          <table:table-cell office:value-type="string">
            <text:p>ABEOKUTA - OGUN</text:p>
          </table:table-cell>
          <table:table-cell office:value-type="string">
            <text:p>572</text:p>
          </table:table-cell>
          <table:table-cell office:value-type="string">
            <text:p/>
          </table:table-cell>
        </table:table-row>
        <table:table-row>
          <table:table-cell office:value-type="string">
            <text:p>GOMBE - GOMBE</text:p>
          </table:table-cell>
          <table:table-cell office:value-type="string">
            <text:p>ABEOKUTA - OGUN</text:p>
          </table:table-cell>
          <table:table-cell office:value-type="string">
            <text:p>1304</text:p>
          </table:table-cell>
          <table:table-cell office:value-type="string">
            <text:p/>
          </table:table-cell>
        </table:table-row>
        <table:table-row>
          <table:table-cell office:value-type="string">
            <text:p>GUSAU - ZAMFARA</text:p>
          </table:table-cell>
          <table:table-cell office:value-type="string">
            <text:p>ABEOKUTA - OGUN</text:p>
          </table:table-cell>
          <table:table-cell office:value-type="string">
            <text:p>1110</text:p>
          </table:table-cell>
          <table:table-cell office:value-type="string">
            <text:p/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ABEOKUTA - OGUN</text:p>
          </table:table-cell>
          <table:table-cell office:value-type="string">
            <text:p>75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ABEOKUTA - OGUN</text:p>
          </table:table-cell>
          <table:table-cell office:value-type="string">
            <text:p>82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ABEOKUTA - OGUN</text:p>
          </table:table-cell>
          <table:table-cell office:value-type="string">
            <text:p>280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ABEOKUTA - OGUN</text:p>
          </table:table-cell>
          <table:table-cell office:value-type="string">
            <text:p>1312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ABEOKUTA - OGUN</text:p>
          </table:table-cell>
          <table:table-cell office:value-type="string">
            <text:p>1015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ABEOKUTA - OGUN</text:p>
          </table:table-cell>
          <table:table-cell office:value-type="string">
            <text:p>835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ABEOKUTA - OGUN</text:p>
          </table:table-cell>
          <table:table-cell office:value-type="string">
            <text:p>1016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ABEOKUTA - OGUN</text:p>
          </table:table-cell>
          <table:table-cell office:value-type="string">
            <text:p>1101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ABEOKUTA - OGUN</text:p>
          </table:table-cell>
          <table:table-cell office:value-type="string">
            <text:p>902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ABEOKUTA - OGUN</text:p>
          </table:table-cell>
          <table:table-cell office:value-type="string">
            <text:p>525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ABEOKUTA - OGUN</text:p>
          </table:table-cell>
          <table:table-cell office:value-type="string">
            <text:p>1596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ABEOKUTA - OGUN</text:p>
          </table:table-cell>
          <table:table-cell office:value-type="string">
            <text:p>991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ABEOKUTA - OGUN</text:p>
          </table:table-cell>
          <table:table-cell office:value-type="string">
            <text:p>663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ABEOKUTA - OGUN</text:p>
          </table:table-cell>
          <table:table-cell office:value-type="string">
            <text:p>167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ABEOKUTA - OGUN</text:p>
          </table:table-cell>
          <table:table-cell office:value-type="string">
            <text:p>550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ABEOKUTA - OGUN</text:p>
          </table:table-cell>
          <table:table-cell office:value-type="string">
            <text:p>671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ABEOKUTA - OGUN</text:p>
          </table:table-cell>
          <table:table-cell office:value-type="string">
            <text:p>970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ABEOKUTA - OGUN</text:p>
          </table:table-cell>
          <table:table-cell office:value-type="string">
            <text:p>595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ABEOKUTA - OGUN</text:p>
          </table:table-cell>
          <table:table-cell office:value-type="string">
            <text:p>691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ABEOKUTA - OGUN</text:p>
          </table:table-cell>
          <table:table-cell office:value-type="string">
            <text:p>524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ABEOKUTA - OGUN</text:p>
          </table:table-cell>
          <table:table-cell office:value-type="string">
            <text:p>1560</text:p>
          </table:table-cell>
          <table:table-cell office:value-type="string">
            <text:p/>
          </table:table-cell>
        </table:table-row>
        <table:table-row>
          <table:table-cell office:value-type="string">
            <text:p>ABUJA - FCT</text:p>
          </table:table-cell>
          <table:table-cell office:value-type="string">
            <text:p>ABUJA - FCT</text:p>
          </table:table-cell>
          <table:table-cell office:value-type="string">
            <text:p/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ADO-EKITI - EKITI</text:p>
          </table:table-cell>
          <table:table-cell office:value-type="string">
            <text:p>ABUJA - FCT</text:p>
          </table:table-cell>
          <table:table-cell office:value-type="string">
            <text:p>420</text:p>
          </table:table-cell>
          <table:table-cell office:value-type="string">
            <text:p/>
          </table:table-cell>
        </table:table-row>
        <table:table-row>
          <table:table-cell office:value-type="string">
            <text:p>AKURE - ONDO</text:p>
          </table:table-cell>
          <table:table-cell office:value-type="string">
            <text:p>ABUJA - FCT</text:p>
          </table:table-cell>
          <table:table-cell office:value-type="string">
            <text:p>400</text:p>
          </table:table-cell>
          <table:table-cell office:value-type="string">
            <text:p/>
          </table:table-cell>
        </table:table-row>
        <table:table-row>
          <table:table-cell office:value-type="string">
            <text:p>ASABA - DELTA</text:p>
          </table:table-cell>
          <table:table-cell office:value-type="string">
            <text:p>ABUJA - FCT</text:p>
          </table:table-cell>
          <table:table-cell office:value-type="string">
            <text:p>404</text:p>
          </table:table-cell>
          <table:table-cell office:value-type="string">
            <text:p/>
          </table:table-cell>
        </table:table-row>
        <table:table-row>
          <table:table-cell office:value-type="string">
            <text:p>AWKA - ANAMBRA</text:p>
          </table:table-cell>
          <table:table-cell office:value-type="string">
            <text:p>ABUJA - FCT</text:p>
          </table:table-cell>
          <table:table-cell office:value-type="string">
            <text:p>440</text:p>
          </table:table-cell>
          <table:table-cell office:value-type="string">
            <text:p/>
          </table:table-cell>
        </table:table-row>
        <table:table-row>
          <table:table-cell office:value-type="string">
            <text:p>BAUCHI - BAUCHI</text:p>
          </table:table-cell>
          <table:table-cell office:value-type="string">
            <text:p>ABUJA - FCT</text:p>
          </table:table-cell>
          <table:table-cell office:value-type="string">
            <text:p>419</text:p>
          </table:table-cell>
          <table:table-cell office:value-type="string">
            <text:p/>
          </table:table-cell>
        </table:table-row>
        <table:table-row>
          <table:table-cell office:value-type="string">
            <text:p>BENIN-CITY - EDO</text:p>
          </table:table-cell>
          <table:table-cell office:value-type="string">
            <text:p>ABUJA - FCT</text:p>
          </table:table-cell>
          <table:table-cell office:value-type="string">
            <text:p>493</text:p>
          </table:table-cell>
          <table:table-cell office:value-type="string">
            <text:p/>
          </table:table-cell>
        </table:table-row>
        <table:table-row>
          <table:table-cell office:value-type="string">
            <text:p>BIRNIN KEBBI - KEBBI</text:p>
          </table:table-cell>
          <table:table-cell office:value-type="string">
            <text:p>ABUJA - FCT</text:p>
          </table:table-cell>
          <table:table-cell office:value-type="string">
            <text:p>523</text:p>
          </table:table-cell>
          <table:table-cell office:value-type="string">
            <text:p/>
          </table:table-cell>
        </table:table-row>
        <table:table-row>
          <table:table-cell office:value-type="string">
            <text:p>CALABAR - CROSS-RIVER</text:p>
          </table:table-cell>
          <table:table-cell office:value-type="string">
            <text:p>ABUJA - FCT</text:p>
          </table:table-cell>
          <table:table-cell office:value-type="string">
            <text:p>729</text:p>
          </table:table-cell>
          <table:table-cell office:value-type="string">
            <text:p/>
          </table:table-cell>
        </table:table-row>
        <table:table-row>
          <table:table-cell office:value-type="string">
            <text:p>DAMATURU - YOBE</text:p>
          </table:table-cell>
          <table:table-cell office:value-type="string">
            <text:p>ABUJA - FCT</text:p>
          </table:table-cell>
          <table:table-cell office:value-type="string">
            <text:p>957</text:p>
          </table:table-cell>
          <table:table-cell office:value-type="string">
            <text:p/>
          </table:table-cell>
        </table:table-row>
        <table:table-row>
          <table:table-cell office:value-type="string">
            <text:p>DUTSE - JIGAWA</text:p>
          </table:table-cell>
          <table:table-cell office:value-type="string">
            <text:p>ABUJA - FCT</text:p>
          </table:table-cell>
          <table:table-cell office:value-type="string">
            <text:p>512</text:p>
          </table:table-cell>
          <table:table-cell office:value-type="string">
            <text:p/>
          </table:table-cell>
        </table:table-row>
        <table:table-row>
          <table:table-cell office:value-type="string">
            <text:p>ENUGU - ENUGU</text:p>
          </table:table-cell>
          <table:table-cell office:value-type="string">
            <text:p>ABUJA - FCT</text:p>
          </table:table-cell>
          <table:table-cell office:value-type="string">
            <text:p>393</text:p>
          </table:table-cell>
          <table:table-cell office:value-type="string">
            <text:p/>
          </table:table-cell>
        </table:table-row>
        <table:table-row>
          <table:table-cell office:value-type="string">
            <text:p>GOMBE - GOMBE</text:p>
          </table:table-cell>
          <table:table-cell office:value-type="string">
            <text:p>ABUJA - FCT</text:p>
          </table:table-cell>
          <table:table-cell office:value-type="string">
            <text:p>606</text:p>
          </table:table-cell>
          <table:table-cell office:value-type="string">
            <text:p/>
          </table:table-cell>
        </table:table-row>
        <table:table-row>
          <table:table-cell office:value-type="string">
            <text:p>GUSAU - ZAMFARA</text:p>
          </table:table-cell>
          <table:table-cell office:value-type="string">
            <text:p>ABUJA - FCT</text:p>
          </table:table-cell>
          <table:table-cell office:value-type="string">
            <text:p>490</text:p>
          </table:table-cell>
          <table:table-cell office:value-type="string">
            <text:p/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ABUJA - FCT</text:p>
          </table:table-cell>
          <table:table-cell office:value-type="string">
            <text:p>645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ABUJA - FCT</text:p>
          </table:table-cell>
          <table:table-cell office:value-type="string">
            <text:p>761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ABUJA - FCT</text:p>
          </table:table-cell>
          <table:table-cell office:value-type="string">
            <text:p>402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ABUJA - FCT</text:p>
          </table:table-cell>
          <table:table-cell office:value-type="string">
            <text:p>691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ABUJA - FCT</text:p>
          </table:table-cell>
          <table:table-cell office:value-type="string">
            <text:p>297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ABUJA - FCT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ABUJA - FCT</text:p>
          </table:table-cell>
          <table:table-cell office:value-type="string">
            <text:p>396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ABUJA - FCT</text:p>
          </table:table-cell>
          <table:table-cell office:value-type="string">
            <text:p>570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ABUJA - FCT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ABUJA - FCT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ABUJA - FCT</text:p>
          </table:table-cell>
          <table:table-cell office:value-type="string">
            <text:p>857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ABUJA - FCT</text:p>
          </table:table-cell>
          <table:table-cell office:value-type="string">
            <text:p>200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ABUJA - FCT</text:p>
          </table:table-cell>
          <table:table-cell office:value-type="string">
            <text:p>156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ABUJA - FCT</text:p>
          </table:table-cell>
          <table:table-cell office:value-type="string">
            <text:p>420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ABUJA - FCT</text:p>
          </table:table-cell>
          <table:table-cell office:value-type="string">
            <text:p>503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ABUJA - FCT</text:p>
          </table:table-cell>
          <table:table-cell office:value-type="string">
            <text:p>616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ABUJA - FCT</text:p>
          </table:table-cell>
          <table:table-cell office:value-type="string">
            <text:p>740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ABUJA - FCT</text:p>
          </table:table-cell>
          <table:table-cell office:value-type="string">
            <text:p>513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ABUJA - FCT</text:p>
          </table:table-cell>
          <table:table-cell office:value-type="string">
            <text:p>593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ABUJA - FCT</text:p>
          </table:table-cell>
          <table:table-cell office:value-type="string">
            <text:p>547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ABUJA - FCT</text:p>
          </table:table-cell>
          <table:table-cell office:value-type="string">
            <text:p>704</text:p>
          </table:table-cell>
          <table:table-cell office:value-type="string">
            <text:p/>
          </table:table-cell>
        </table:table-row>
        <table:table-row>
          <table:table-cell office:value-type="string">
            <text:p>ADO-EKITI - EKITI</text:p>
          </table:table-cell>
          <table:table-cell office:value-type="string">
            <text:p>ADO-EKITI - EKITI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AKURE - ONDO</text:p>
          </table:table-cell>
          <table:table-cell office:value-type="string">
            <text:p>ADO-EKITI - EKITI</text:p>
          </table:table-cell>
          <table:table-cell office:value-type="string">
            <text:p>60</text:p>
          </table:table-cell>
          <table:table-cell office:value-type="string">
            <text:p/>
          </table:table-cell>
        </table:table-row>
        <table:table-row>
          <table:table-cell office:value-type="string">
            <text:p>ASABA - DELTA</text:p>
          </table:table-cell>
          <table:table-cell office:value-type="string">
            <text:p>ADO-EKITI - EKITI</text:p>
          </table:table-cell>
          <table:table-cell office:value-type="string">
            <text:p>308</text:p>
          </table:table-cell>
          <table:table-cell office:value-type="string">
            <text:p/>
          </table:table-cell>
        </table:table-row>
        <table:table-row>
          <table:table-cell office:value-type="string">
            <text:p>AWKA - ANAMBRA</text:p>
          </table:table-cell>
          <table:table-cell office:value-type="string">
            <text:p>ADO-EKITI - EKITI</text:p>
          </table:table-cell>
          <table:table-cell office:value-type="string">
            <text:p>412</text:p>
          </table:table-cell>
          <table:table-cell office:value-type="string">
            <text:p/>
          </table:table-cell>
        </table:table-row>
        <table:table-row>
          <table:table-cell office:value-type="string">
            <text:p>BAUCHI - BAUCHI</text:p>
          </table:table-cell>
          <table:table-cell office:value-type="string">
            <text:p>ADO-EKITI - EKITI</text:p>
          </table:table-cell>
          <table:table-cell office:value-type="string">
            <text:p>945</text:p>
          </table:table-cell>
          <table:table-cell office:value-type="string">
            <text:p/>
          </table:table-cell>
        </table:table-row>
        <table:table-row>
          <table:table-cell office:value-type="string">
            <text:p>BENIN-CITY - EDO</text:p>
          </table:table-cell>
          <table:table-cell office:value-type="string">
            <text:p>ADO-EKITI - EKITI</text:p>
          </table:table-cell>
          <table:table-cell office:value-type="string">
            <text:p>220</text:p>
          </table:table-cell>
          <table:table-cell office:value-type="string">
            <text:p/>
          </table:table-cell>
        </table:table-row>
        <table:table-row>
          <table:table-cell office:value-type="string">
            <text:p>BIRNIN KEBBI - KEBBI</text:p>
          </table:table-cell>
          <table:table-cell office:value-type="string">
            <text:p>ADO-EKITI - EKITI</text:p>
          </table:table-cell>
          <table:table-cell office:value-type="string">
            <text:p>604</text:p>
          </table:table-cell>
          <table:table-cell office:value-type="string">
            <text:p/>
          </table:table-cell>
        </table:table-row>
        <table:table-row>
          <table:table-cell office:value-type="string">
            <text:p>CALABAR - CROSS-RIVER</text:p>
          </table:table-cell>
          <table:table-cell office:value-type="string">
            <text:p>ADO-EKITI - EKITI</text:p>
          </table:table-cell>
          <table:table-cell office:value-type="string">
            <text:p>679</text:p>
          </table:table-cell>
          <table:table-cell office:value-type="string">
            <text:p/>
          </table:table-cell>
        </table:table-row>
        <table:table-row>
          <table:table-cell office:value-type="string">
            <text:p>DAMATURU - YOBE</text:p>
          </table:table-cell>
          <table:table-cell office:value-type="string">
            <text:p>ADO-EKITI - EKITI</text:p>
          </table:table-cell>
          <table:table-cell office:value-type="string">
            <text:p>1207</text:p>
          </table:table-cell>
          <table:table-cell office:value-type="string">
            <text:p/>
          </table:table-cell>
        </table:table-row>
        <table:table-row>
          <table:table-cell office:value-type="string">
            <text:p>DUTSE - JIGAWA</text:p>
          </table:table-cell>
          <table:table-cell office:value-type="string">
            <text:p>ADO-EKITI - EKITI</text:p>
          </table:table-cell>
          <table:table-cell office:value-type="string">
            <text:p>1100</text:p>
          </table:table-cell>
          <table:table-cell office:value-type="string">
            <text:p/>
          </table:table-cell>
        </table:table-row>
        <table:table-row>
          <table:table-cell office:value-type="string">
            <text:p>ENUGU - ENUGU</text:p>
          </table:table-cell>
          <table:table-cell office:value-type="string">
            <text:p>ADO-EKITI - EKITI</text:p>
          </table:table-cell>
          <table:table-cell office:value-type="string">
            <text:p>482</text:p>
          </table:table-cell>
          <table:table-cell office:value-type="string">
            <text:p/>
          </table:table-cell>
        </table:table-row>
        <table:table-row>
          <table:table-cell office:value-type="string">
            <text:p>GOMBE - GOMBE</text:p>
          </table:table-cell>
          <table:table-cell office:value-type="string">
            <text:p>ADO-EKITI - EKITI</text:p>
          </table:table-cell>
          <table:table-cell office:value-type="string">
            <text:p>1124</text:p>
          </table:table-cell>
          <table:table-cell office:value-type="string">
            <text:p/>
          </table:table-cell>
        </table:table-row>
        <table:table-row>
          <table:table-cell office:value-type="string">
            <text:p>GUSAU - ZAMFARA</text:p>
          </table:table-cell>
          <table:table-cell office:value-type="string">
            <text:p>ADO-EKITI - EKITI</text:p>
          </table:table-cell>
          <table:table-cell office:value-type="string">
            <text:p>1021</text:p>
          </table:table-cell>
          <table:table-cell office:value-type="string">
            <text:p/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ADO-EKITI - EKITI</text:p>
          </table:table-cell>
          <table:table-cell office:value-type="string">
            <text:p>264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ADO-EKITI - EKITI</text:p>
          </table:table-cell>
          <table:table-cell office:value-type="string">
            <text:p>401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ADO-EKITI - EKITI</text:p>
          </table:table-cell>
          <table:table-cell office:value-type="string">
            <text:p>164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ADO-EKITI - EKITI</text:p>
          </table:table-cell>
          <table:table-cell office:value-type="string">
            <text:p>940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ADO-EKITI - EKITI</text:p>
          </table:table-cell>
          <table:table-cell office:value-type="string">
            <text:p>940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ADO-EKITI - EKITI</text:p>
          </table:table-cell>
          <table:table-cell office:value-type="string">
            <text:p>761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ADO-EKITI - EKITI</text:p>
          </table:table-cell>
          <table:table-cell office:value-type="string">
            <text:p>1010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ADO-EKITI - EKITI</text:p>
          </table:table-cell>
          <table:table-cell office:value-type="string">
            <text:p>1071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ADO-EKITI - EKITI</text:p>
          </table:table-cell>
          <table:table-cell office:value-type="string">
            <text:p>640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ADO-EKITI - EKITI</text:p>
          </table:table-cell>
          <table:table-cell office:value-type="string">
            <text:p>286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ADO-EKITI - EKITI</text:p>
          </table:table-cell>
          <table:table-cell office:value-type="string">
            <text:p>536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ADO-EKITI - EKITI</text:p>
          </table:table-cell>
          <table:table-cell office:value-type="string">
            <text:p>640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ADO-EKITI - EKITI</text:p>
          </table:table-cell>
          <table:table-cell office:value-type="string">
            <text:p>596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ADO-EKITI - EKITI</text:p>
          </table:table-cell>
          <table:table-cell office:value-type="string">
            <text:p>170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ADO-EKITI - EKITI</text:p>
          </table:table-cell>
          <table:table-cell office:value-type="string">
            <text:p>473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ADO-EKITI - EKITI</text:p>
          </table:table-cell>
          <table:table-cell office:value-type="string">
            <text:p>504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ADO-EKITI - EKITI</text:p>
          </table:table-cell>
          <table:table-cell office:value-type="string">
            <text:p>894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ADO-EKITI - EKITI</text:p>
          </table:table-cell>
          <table:table-cell office:value-type="string">
            <text:p>510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ADO-EKITI - EKITI</text:p>
          </table:table-cell>
          <table:table-cell office:value-type="string">
            <text:p>605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ADO-EKITI - EKITI</text:p>
          </table:table-cell>
          <table:table-cell office:value-type="string">
            <text:p>438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ADO-EKITI - EKITI</text:p>
          </table:table-cell>
          <table:table-cell office:value-type="string">
            <text:p>1236</text:p>
          </table:table-cell>
          <table:table-cell office:value-type="string">
            <text:p/>
          </table:table-cell>
        </table:table-row>
        <table:table-row>
          <table:table-cell office:value-type="string">
            <text:p>AKURE - ONDO</text:p>
          </table:table-cell>
          <table:table-cell office:value-type="string">
            <text:p>AKURE - ONDO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ASABA - DELTA</text:p>
          </table:table-cell>
          <table:table-cell office:value-type="string">
            <text:p>AKURE - ONDO</text:p>
          </table:table-cell>
          <table:table-cell office:value-type="string">
            <text:p>310</text:p>
          </table:table-cell>
          <table:table-cell office:value-type="string">
            <text:p/>
          </table:table-cell>
        </table:table-row>
        <table:table-row>
          <table:table-cell office:value-type="string">
            <text:p>AWKA - ANAMBRA</text:p>
          </table:table-cell>
          <table:table-cell office:value-type="string">
            <text:p>AKURE - ONDO</text:p>
          </table:table-cell>
          <table:table-cell office:value-type="string">
            <text:p>342</text:p>
          </table:table-cell>
          <table:table-cell office:value-type="string">
            <text:p/>
          </table:table-cell>
        </table:table-row>
        <table:table-row>
          <table:table-cell office:value-type="string">
            <text:p>BAUCHI - BAUCHI</text:p>
          </table:table-cell>
          <table:table-cell office:value-type="string">
            <text:p>AKURE - ONDO</text:p>
          </table:table-cell>
          <table:table-cell office:value-type="string">
            <text:p>805</text:p>
          </table:table-cell>
          <table:table-cell office:value-type="string">
            <text:p/>
          </table:table-cell>
        </table:table-row>
        <table:table-row>
          <table:table-cell office:value-type="string">
            <text:p>BENIN-CITY - EDO</text:p>
          </table:table-cell>
          <table:table-cell office:value-type="string">
            <text:p>AKURE - ONDO</text:p>
          </table:table-cell>
          <table:table-cell office:value-type="string">
            <text:p>160</text:p>
          </table:table-cell>
          <table:table-cell office:value-type="string">
            <text:p/>
          </table:table-cell>
        </table:table-row>
        <table:table-row>
          <table:table-cell office:value-type="string">
            <text:p>BIRNIN KEBBI - KEBBI</text:p>
          </table:table-cell>
          <table:table-cell office:value-type="string">
            <text:p>AKURE - ONDO</text:p>
          </table:table-cell>
          <table:table-cell office:value-type="string">
            <text:p>711</text:p>
          </table:table-cell>
          <table:table-cell office:value-type="string">
            <text:p/>
          </table:table-cell>
        </table:table-row>
        <table:table-row>
          <table:table-cell office:value-type="string">
            <text:p>CALABAR - CROSS-RIVER</text:p>
          </table:table-cell>
          <table:table-cell office:value-type="string">
            <text:p>AKURE - ONDO</text:p>
          </table:table-cell>
          <table:table-cell office:value-type="string">
            <text:p>619</text:p>
          </table:table-cell>
          <table:table-cell office:value-type="string">
            <text:p/>
          </table:table-cell>
        </table:table-row>
        <table:table-row>
          <table:table-cell office:value-type="string">
            <text:p>DAMATURU - YOBE</text:p>
          </table:table-cell>
          <table:table-cell office:value-type="string">
            <text:p>AKURE - ONDO</text:p>
          </table:table-cell>
          <table:table-cell office:value-type="string">
            <text:p>1147</text:p>
          </table:table-cell>
          <table:table-cell office:value-type="string">
            <text:p/>
          </table:table-cell>
        </table:table-row>
        <table:table-row>
          <table:table-cell office:value-type="string">
            <text:p>DUTSE - JIGAWA</text:p>
          </table:table-cell>
          <table:table-cell office:value-type="string">
            <text:p>AKURE - ONDO</text:p>
          </table:table-cell>
          <table:table-cell office:value-type="string">
            <text:p>1070</text:p>
          </table:table-cell>
          <table:table-cell office:value-type="string">
            <text:p/>
          </table:table-cell>
        </table:table-row>
        <table:table-row>
          <table:table-cell office:value-type="string">
            <text:p>ENUGU - ENUGU</text:p>
          </table:table-cell>
          <table:table-cell office:value-type="string">
            <text:p>AKURE - ONDO</text:p>
          </table:table-cell>
          <table:table-cell office:value-type="string">
            <text:p>422</text:p>
          </table:table-cell>
          <table:table-cell office:value-type="string">
            <text:p/>
          </table:table-cell>
        </table:table-row>
        <table:table-row>
          <table:table-cell office:value-type="string">
            <text:p>GOMBE - GOMBE</text:p>
          </table:table-cell>
          <table:table-cell office:value-type="string">
            <text:p>AKURE - ONDO</text:p>
          </table:table-cell>
          <table:table-cell office:value-type="string">
            <text:p>1265</text:p>
          </table:table-cell>
          <table:table-cell office:value-type="string">
            <text:p/>
          </table:table-cell>
        </table:table-row>
        <table:table-row>
          <table:table-cell office:value-type="string">
            <text:p>GUSAU - ZAMFARA</text:p>
          </table:table-cell>
          <table:table-cell office:value-type="string">
            <text:p>AKURE - ONDO</text:p>
          </table:table-cell>
          <table:table-cell office:value-type="string">
            <text:p>1057</text:p>
          </table:table-cell>
          <table:table-cell office:value-type="string">
            <text:p/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AKURE - ONDO</text:p>
          </table:table-cell>
          <table:table-cell office:value-type="string">
            <text:p>204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AKURE - ONDO</text:p>
          </table:table-cell>
          <table:table-cell office:value-type="string">
            <text:p>341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AKURE - ONDO</text:p>
          </table:table-cell>
          <table:table-cell office:value-type="string">
            <text:p>199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AKURE - ONDO</text:p>
          </table:table-cell>
          <table:table-cell office:value-type="string">
            <text:p>880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AKURE - ONDO</text:p>
          </table:table-cell>
          <table:table-cell office:value-type="string">
            <text:p>602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AKURE - ONDO</text:p>
          </table:table-cell>
          <table:table-cell office:value-type="string">
            <text:p>749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AKURE - ONDO</text:p>
          </table:table-cell>
          <table:table-cell office:value-type="string">
            <text:p>1046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AKURE - ONDO</text:p>
          </table:table-cell>
          <table:table-cell office:value-type="string">
            <text:p>1100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AKURE - ONDO</text:p>
          </table:table-cell>
          <table:table-cell office:value-type="string">
            <text:p>600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AKURE - ONDO</text:p>
          </table:table-cell>
          <table:table-cell office:value-type="string">
            <text:p>236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AKURE - ONDO</text:p>
          </table:table-cell>
          <table:table-cell office:value-type="string">
            <text:p>1279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AKURE - ONDO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AKURE - ONDO</text:p>
          </table:table-cell>
          <table:table-cell office:value-type="string">
            <text:p>632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AKURE - ONDO</text:p>
          </table:table-cell>
          <table:table-cell office:value-type="string">
            <text:p>110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AKURE - ONDO</text:p>
          </table:table-cell>
          <table:table-cell office:value-type="string">
            <text:p>413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AKURE - ONDO</text:p>
          </table:table-cell>
          <table:table-cell office:value-type="string">
            <text:p>524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AKURE - ONDO</text:p>
          </table:table-cell>
          <table:table-cell office:value-type="string">
            <text:p>930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AKURE - ONDO</text:p>
          </table:table-cell>
          <table:table-cell office:value-type="string">
            <text:p>430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AKURE - ONDO</text:p>
          </table:table-cell>
          <table:table-cell office:value-type="string">
            <text:p>545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AKURE - ONDO</text:p>
          </table:table-cell>
          <table:table-cell office:value-type="string">
            <text:p>370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AKURE - ONDO</text:p>
          </table:table-cell>
          <table:table-cell office:value-type="string">
            <text:p>1100</text:p>
          </table:table-cell>
          <table:table-cell office:value-type="string">
            <text:p/>
          </table:table-cell>
        </table:table-row>
        <table:table-row>
          <table:table-cell office:value-type="string">
            <text:p>ASABA - DELTA</text:p>
          </table:table-cell>
          <table:table-cell office:value-type="string">
            <text:p>ASABA - DELTA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AWKA - ANAMBRA</text:p>
          </table:table-cell>
          <table:table-cell office:value-type="string">
            <text:p>ASABA - DELTA</text:p>
          </table:table-cell>
          <table:table-cell office:value-type="string">
            <text:p>44</text:p>
          </table:table-cell>
          <table:table-cell office:value-type="string">
            <text:p/>
          </table:table-cell>
        </table:table-row>
        <table:table-row>
          <table:table-cell office:value-type="string">
            <text:p>BAUCHI - BAUCHI</text:p>
          </table:table-cell>
          <table:table-cell office:value-type="string">
            <text:p>ASABA - DELTA</text:p>
          </table:table-cell>
          <table:table-cell office:value-type="string">
            <text:p>824</text:p>
          </table:table-cell>
          <table:table-cell office:value-type="string">
            <text:p/>
          </table:table-cell>
        </table:table-row>
        <table:table-row>
          <table:table-cell office:value-type="string">
            <text:p>BENIN-CITY - EDO</text:p>
          </table:table-cell>
          <table:table-cell office:value-type="string">
            <text:p>ASABA - DELTA</text:p>
          </table:table-cell>
          <table:table-cell office:value-type="string">
            <text:p>133</text:p>
          </table:table-cell>
          <table:table-cell office:value-type="string">
            <text:p/>
          </table:table-cell>
        </table:table-row>
        <table:table-row>
          <table:table-cell office:value-type="string">
            <text:p>BIRNIN KEBBI - KEBBI</text:p>
          </table:table-cell>
          <table:table-cell office:value-type="string">
            <text:p>ASABA - DELTA</text:p>
          </table:table-cell>
          <table:table-cell office:value-type="string">
            <text:p>1037</text:p>
          </table:table-cell>
          <table:table-cell office:value-type="string">
            <text:p/>
          </table:table-cell>
        </table:table-row>
        <table:table-row>
          <table:table-cell office:value-type="string">
            <text:p>CALABAR - CROSS-RIVER</text:p>
          </table:table-cell>
          <table:table-cell office:value-type="string">
            <text:p>ASABA - DELTA</text:p>
          </table:table-cell>
          <table:table-cell office:value-type="string">
            <text:p>297</text:p>
          </table:table-cell>
          <table:table-cell office:value-type="string">
            <text:p/>
          </table:table-cell>
        </table:table-row>
        <table:table-row>
          <table:table-cell office:value-type="string">
            <text:p>DAMATURU - YOBE</text:p>
          </table:table-cell>
          <table:table-cell office:value-type="string">
            <text:p>ASABA - DELTA</text:p>
          </table:table-cell>
          <table:table-cell office:value-type="string">
            <text:p>1135</text:p>
          </table:table-cell>
          <table:table-cell office:value-type="string">
            <text:p/>
          </table:table-cell>
        </table:table-row>
        <table:table-row>
          <table:table-cell office:value-type="string">
            <text:p>DUTSE - JIGAWA</text:p>
          </table:table-cell>
          <table:table-cell office:value-type="string">
            <text:p>ASABA - DELTA</text:p>
          </table:table-cell>
          <table:table-cell office:value-type="string">
            <text:p>1000</text:p>
          </table:table-cell>
          <table:table-cell office:value-type="string">
            <text:p/>
          </table:table-cell>
        </table:table-row>
        <table:table-row>
          <table:table-cell office:value-type="string">
            <text:p>ENUGU - ENUGU</text:p>
          </table:table-cell>
          <table:table-cell office:value-type="string">
            <text:p>ASABA - DELTA</text:p>
          </table:table-cell>
          <table:table-cell office:value-type="string">
            <text:p>109</text:p>
          </table:table-cell>
          <table:table-cell office:value-type="string">
            <text:p/>
          </table:table-cell>
        </table:table-row>
        <table:table-row>
          <table:table-cell office:value-type="string">
            <text:p>GOMBE - GOMBE</text:p>
          </table:table-cell>
          <table:table-cell office:value-type="string">
            <text:p>ASABA - DELTA</text:p>
          </table:table-cell>
          <table:table-cell office:value-type="string">
            <text:p>979</text:p>
          </table:table-cell>
          <table:table-cell office:value-type="string">
            <text:p/>
          </table:table-cell>
        </table:table-row>
        <table:table-row>
          <table:table-cell office:value-type="string">
            <text:p>GUSAU - ZAMFARA</text:p>
          </table:table-cell>
          <table:table-cell office:value-type="string">
            <text:p>ASABA - DELTA</text:p>
          </table:table-cell>
          <table:table-cell office:value-type="string">
            <text:p>1005</text:p>
          </table:table-cell>
          <table:table-cell office:value-type="string">
            <text:p/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ASABA - DELTA</text:p>
          </table:table-cell>
          <table:table-cell office:value-type="string">
            <text:p>430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ASABA - DELTA</text:p>
          </table:table-cell>
          <table:table-cell office:value-type="string">
            <text:p>467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ASABA - DELTA</text:p>
          </table:table-cell>
          <table:table-cell office:value-type="string">
            <text:p>507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ASABA - DELTA</text:p>
          </table:table-cell>
          <table:table-cell office:value-type="string">
            <text:p>859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ASABA - DELTA</text:p>
          </table:table-cell>
          <table:table-cell office:value-type="string">
            <text:p>692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ASABA - DELTA</text:p>
          </table:table-cell>
          <table:table-cell office:value-type="string">
            <text:p>745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ASABA - DELTA</text:p>
          </table:table-cell>
          <table:table-cell office:value-type="string">
            <text:p>1007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ASABA - DELTA</text:p>
          </table:table-cell>
          <table:table-cell office:value-type="string">
            <text:p>1090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ASABA - DELTA</text:p>
          </table:table-cell>
          <table:table-cell office:value-type="string">
            <text:p>435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ASABA - DELTA</text:p>
          </table:table-cell>
          <table:table-cell office:value-type="string">
            <text:p>302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ASABA - DELTA</text:p>
          </table:table-cell>
          <table:table-cell office:value-type="string">
            <text:p>1208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ASABA - DELTA</text:p>
          </table:table-cell>
          <table:table-cell office:value-type="string">
            <text:p>353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ASABA - DELTA</text:p>
          </table:table-cell>
          <table:table-cell office:value-type="string">
            <text:p>673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ASABA - DELTA</text:p>
          </table:table-cell>
          <table:table-cell office:value-type="string">
            <text:p>306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ASABA - DELTA</text:p>
          </table:table-cell>
          <table:table-cell office:value-type="string">
            <text:p>97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ASABA - DELTA</text:p>
          </table:table-cell>
          <table:table-cell office:value-type="string">
            <text:p>225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ASABA - DELTA</text:p>
          </table:table-cell>
          <table:table-cell office:value-type="string">
            <text:p>1232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ASABA - DELTA</text:p>
          </table:table-cell>
          <table:table-cell office:value-type="string">
            <text:p>166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ASABA - DELTA</text:p>
          </table:table-cell>
          <table:table-cell office:value-type="string">
            <text:p>247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ASABA - DELTA</text:p>
          </table:table-cell>
          <table:table-cell office:value-type="string">
            <text:p>213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ASABA - DELTA</text:p>
          </table:table-cell>
          <table:table-cell office:value-type="string">
            <text:p>960</text:p>
          </table:table-cell>
          <table:table-cell office:value-type="string">
            <text:p/>
          </table:table-cell>
        </table:table-row>
        <table:table-row>
          <table:table-cell office:value-type="string">
            <text:p>AWKA - ANAMBRA</text:p>
          </table:table-cell>
          <table:table-cell office:value-type="string">
            <text:p>AWKA - ANAMBRA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BAUCHI - BAUCHI</text:p>
          </table:table-cell>
          <table:table-cell office:value-type="string">
            <text:p>AWKA - ANAMBRA</text:p>
          </table:table-cell>
          <table:table-cell office:value-type="string">
            <text:p>803</text:p>
          </table:table-cell>
          <table:table-cell office:value-type="string">
            <text:p/>
          </table:table-cell>
        </table:table-row>
        <table:table-row>
          <table:table-cell office:value-type="string">
            <text:p>BENIN-CITY - EDO</text:p>
          </table:table-cell>
          <table:table-cell office:value-type="string">
            <text:p>AWKA - ANAMBRA</text:p>
          </table:table-cell>
          <table:table-cell office:value-type="string">
            <text:p>100</text:p>
          </table:table-cell>
          <table:table-cell office:value-type="string">
            <text:p/>
          </table:table-cell>
        </table:table-row>
        <table:table-row>
          <table:table-cell office:value-type="string">
            <text:p>BIRNIN KEBBI - KEBBI</text:p>
          </table:table-cell>
          <table:table-cell office:value-type="string">
            <text:p>AWKA - ANAMBRA</text:p>
          </table:table-cell>
          <table:table-cell office:value-type="string">
            <text:p>1245</text:p>
          </table:table-cell>
          <table:table-cell office:value-type="string">
            <text:p/>
          </table:table-cell>
        </table:table-row>
        <table:table-row>
          <table:table-cell office:value-type="string">
            <text:p>CALABAR - CROSS-RIVER</text:p>
          </table:table-cell>
          <table:table-cell office:value-type="string">
            <text:p>AWKA - ANAMBRA</text:p>
          </table:table-cell>
          <table:table-cell office:value-type="string">
            <text:p>259</text:p>
          </table:table-cell>
          <table:table-cell office:value-type="string">
            <text:p/>
          </table:table-cell>
        </table:table-row>
        <table:table-row>
          <table:table-cell office:value-type="string">
            <text:p>DAMATURU - YOBE</text:p>
          </table:table-cell>
          <table:table-cell office:value-type="string">
            <text:p>AWKA - ANAMBRA</text:p>
          </table:table-cell>
          <table:table-cell office:value-type="string">
            <text:p>1115</text:p>
          </table:table-cell>
          <table:table-cell office:value-type="string">
            <text:p/>
          </table:table-cell>
        </table:table-row>
        <table:table-row>
          <table:table-cell office:value-type="string">
            <text:p>DUTSE - JIGAWA</text:p>
          </table:table-cell>
          <table:table-cell office:value-type="string">
            <text:p>AWKA - ANAMBRA</text:p>
          </table:table-cell>
          <table:table-cell office:value-type="string">
            <text:p>970</text:p>
          </table:table-cell>
          <table:table-cell office:value-type="string">
            <text:p/>
          </table:table-cell>
        </table:table-row>
        <table:table-row>
          <table:table-cell office:value-type="string">
            <text:p>ENUGU - ENUGU</text:p>
          </table:table-cell>
          <table:table-cell office:value-type="string">
            <text:p>AWKA - ANAMBRA</text:p>
          </table:table-cell>
          <table:table-cell office:value-type="string">
            <text:p>62</text:p>
          </table:table-cell>
          <table:table-cell office:value-type="string">
            <text:p/>
          </table:table-cell>
        </table:table-row>
        <table:table-row>
          <table:table-cell office:value-type="string">
            <text:p>GOMBE - GOMBE</text:p>
          </table:table-cell>
          <table:table-cell office:value-type="string">
            <text:p>AWKA - ANAMBRA</text:p>
          </table:table-cell>
          <table:table-cell office:value-type="string">
            <text:p>950</text:p>
          </table:table-cell>
          <table:table-cell office:value-type="string">
            <text:p/>
          </table:table-cell>
        </table:table-row>
        <table:table-row>
          <table:table-cell office:value-type="string">
            <text:p>GUSAU - ZAMFARA</text:p>
          </table:table-cell>
          <table:table-cell office:value-type="string">
            <text:p>AWKA - ANAMBRA</text:p>
          </table:table-cell>
          <table:table-cell office:value-type="string">
            <text:p>904</text:p>
          </table:table-cell>
          <table:table-cell office:value-type="string">
            <text:p/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AWKA - ANAMBRA</text:p>
          </table:table-cell>
          <table:table-cell office:value-type="string">
            <text:p>457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AWKA - ANAMBRA</text:p>
          </table:table-cell>
          <table:table-cell office:value-type="string">
            <text:p>494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AWKA - ANAMBRA</text:p>
          </table:table-cell>
          <table:table-cell office:value-type="string">
            <text:p>528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AWKA - ANAMBRA</text:p>
          </table:table-cell>
          <table:table-cell office:value-type="string">
            <text:p>815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AWKA - ANAMBRA</text:p>
          </table:table-cell>
          <table:table-cell office:value-type="string">
            <text:p>671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AWKA - ANAMBRA</text:p>
          </table:table-cell>
          <table:table-cell office:value-type="string">
            <text:p>724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AWKA - ANAMBRA</text:p>
          </table:table-cell>
          <table:table-cell office:value-type="string">
            <text:p>906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AWKA - ANAMBRA</text:p>
          </table:table-cell>
          <table:table-cell office:value-type="string">
            <text:p>1077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AWKA - ANAMBRA</text:p>
          </table:table-cell>
          <table:table-cell office:value-type="string">
            <text:p>416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AWKA - ANAMBRA</text:p>
          </table:table-cell>
          <table:table-cell office:value-type="string">
            <text:p>450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AWKA - ANAMBRA</text:p>
          </table:table-cell>
          <table:table-cell office:value-type="string">
            <text:p>1245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AWKA - ANAMBRA</text:p>
          </table:table-cell>
          <table:table-cell office:value-type="string">
            <text:p>332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AWKA - ANAMBRA</text:p>
          </table:table-cell>
          <table:table-cell office:value-type="string">
            <text:p>926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AWKA - ANAMBRA</text:p>
          </table:table-cell>
          <table:table-cell office:value-type="string">
            <text:p>426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AWKA - ANAMBRA</text:p>
          </table:table-cell>
          <table:table-cell office:value-type="string">
            <text:p>141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AWKA - ANAMBRA</text:p>
          </table:table-cell>
          <table:table-cell office:value-type="string">
            <text:p>255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AWKA - ANAMBRA</text:p>
          </table:table-cell>
          <table:table-cell office:value-type="string">
            <text:p>1211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AWKA - ANAMBRA</text:p>
          </table:table-cell>
          <table:table-cell office:value-type="string">
            <text:p>126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AWKA - ANAMBRA</text:p>
          </table:table-cell>
          <table:table-cell office:value-type="string">
            <text:p>207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AWKA - ANAMBRA</text:p>
          </table:table-cell>
          <table:table-cell office:value-type="string">
            <text:p>257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AWKA - ANAMBRA</text:p>
          </table:table-cell>
          <table:table-cell office:value-type="string">
            <text:p>746</text:p>
          </table:table-cell>
          <table:table-cell office:value-type="string">
            <text:p/>
          </table:table-cell>
        </table:table-row>
        <table:table-row>
          <table:table-cell office:value-type="string">
            <text:p>BAUCHI - BAUCHI</text:p>
          </table:table-cell>
          <table:table-cell office:value-type="string">
            <text:p>BAUCHI - BAUCHI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BENIN-CITY - EDO</text:p>
          </table:table-cell>
          <table:table-cell office:value-type="string">
            <text:p>BAUCHI - BAUCHI</text:p>
          </table:table-cell>
          <table:table-cell office:value-type="string">
            <text:p>800</text:p>
          </table:table-cell>
          <table:table-cell office:value-type="string">
            <text:p/>
          </table:table-cell>
        </table:table-row>
        <table:table-row>
          <table:table-cell office:value-type="string">
            <text:p>BIRNIN KEBBI - KEBBI</text:p>
          </table:table-cell>
          <table:table-cell office:value-type="string">
            <text:p>BAUCHI - BAUCHI</text:p>
          </table:table-cell>
          <table:table-cell office:value-type="string">
            <text:p>962</text:p>
          </table:table-cell>
          <table:table-cell office:value-type="string">
            <text:p/>
          </table:table-cell>
        </table:table-row>
        <table:table-row>
          <table:table-cell office:value-type="string">
            <text:p>CALABAR - CROSS-RIVER</text:p>
          </table:table-cell>
          <table:table-cell office:value-type="string">
            <text:p>BAUCHI - BAUCHI</text:p>
          </table:table-cell>
          <table:table-cell office:value-type="string">
            <text:p>1002</text:p>
          </table:table-cell>
          <table:table-cell office:value-type="string">
            <text:p/>
          </table:table-cell>
        </table:table-row>
        <table:table-row>
          <table:table-cell office:value-type="string">
            <text:p>DAMATURU - YOBE</text:p>
          </table:table-cell>
          <table:table-cell office:value-type="string">
            <text:p>BAUCHI - BAUCHI</text:p>
          </table:table-cell>
          <table:table-cell office:value-type="string">
            <text:p>312</text:p>
          </table:table-cell>
          <table:table-cell office:value-type="string">
            <text:p/>
          </table:table-cell>
        </table:table-row>
        <table:table-row>
          <table:table-cell office:value-type="string">
            <text:p>DUTSE - JIGAWA</text:p>
          </table:table-cell>
          <table:table-cell office:value-type="string">
            <text:p>BAUCHI - BAUCHI</text:p>
          </table:table-cell>
          <table:table-cell office:value-type="string">
            <text:p>310</text:p>
          </table:table-cell>
          <table:table-cell office:value-type="string">
            <text:p/>
          </table:table-cell>
        </table:table-row>
        <table:table-row>
          <table:table-cell office:value-type="string">
            <text:p>ENUGU - ENUGU</text:p>
          </table:table-cell>
          <table:table-cell office:value-type="string">
            <text:p>BAUCHI - BAUCHI</text:p>
          </table:table-cell>
          <table:table-cell office:value-type="string">
            <text:p>740</text:p>
          </table:table-cell>
          <table:table-cell office:value-type="string">
            <text:p/>
          </table:table-cell>
        </table:table-row>
        <table:table-row>
          <table:table-cell office:value-type="string">
            <text:p>GOMBE - GOMBE</text:p>
          </table:table-cell>
          <table:table-cell office:value-type="string">
            <text:p>BAUCHI - BAUCHI</text:p>
          </table:table-cell>
          <table:table-cell office:value-type="string">
            <text:p>155</text:p>
          </table:table-cell>
          <table:table-cell office:value-type="string">
            <text:p/>
          </table:table-cell>
        </table:table-row>
        <table:table-row>
          <table:table-cell office:value-type="string">
            <text:p>GUSAU - ZAMFARA</text:p>
          </table:table-cell>
          <table:table-cell office:value-type="string">
            <text:p>BAUCHI - BAUCHI</text:p>
          </table:table-cell>
          <table:table-cell office:value-type="string">
            <text:p>670</text:p>
          </table:table-cell>
          <table:table-cell office:value-type="string">
            <text:p/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BAUCHI - BAUCHI</text:p>
          </table:table-cell>
          <table:table-cell office:value-type="string">
            <text:p>1060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BAUCHI - BAUCHI</text:p>
          </table:table-cell>
          <table:table-cell office:value-type="string">
            <text:p>1202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BAUCHI - BAUCHI</text:p>
          </table:table-cell>
          <table:table-cell office:value-type="string">
            <text:p>909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BAUCHI - BAUCHI</text:p>
          </table:table-cell>
          <table:table-cell office:value-type="string">
            <text:p>410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BAUCHI - BAUCHI</text:p>
          </table:table-cell>
          <table:table-cell office:value-type="string">
            <text:p>130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BAUCHI - BAUCHI</text:p>
          </table:table-cell>
          <table:table-cell office:value-type="string">
            <text:p>410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BAUCHI - BAUCHI</text:p>
          </table:table-cell>
          <table:table-cell office:value-type="string">
            <text:p>301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BAUCHI - BAUCHI</text:p>
          </table:table-cell>
          <table:table-cell office:value-type="string">
            <text:p>518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BAUCHI - BAUCHI</text:p>
          </table:table-cell>
          <table:table-cell office:value-type="string">
            <text:p>326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BAUCHI - BAUCHI</text:p>
          </table:table-cell>
          <table:table-cell office:value-type="string">
            <text:p>601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BAUCHI - BAUCHI</text:p>
          </table:table-cell>
          <table:table-cell office:value-type="string">
            <text:p>462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BAUCHI - BAUCHI</text:p>
          </table:table-cell>
          <table:table-cell office:value-type="string">
            <text:p>469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BAUCHI - BAUCHI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BAUCHI - BAUCHI</text:p>
          </table:table-cell>
          <table:table-cell office:value-type="string">
            <text:p>200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BAUCHI - BAUCHI</text:p>
          </table:table-cell>
          <table:table-cell office:value-type="string">
            <text:p>879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BAUCHI - BAUCHI</text:p>
          </table:table-cell>
          <table:table-cell office:value-type="string">
            <text:p>970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BAUCHI - BAUCHI</text:p>
          </table:table-cell>
          <table:table-cell office:value-type="string">
            <text:p>777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BAUCHI - BAUCHI</text:p>
          </table:table-cell>
          <table:table-cell office:value-type="string">
            <text:p>860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BAUCHI - BAUCHI</text:p>
          </table:table-cell>
          <table:table-cell office:value-type="string">
            <text:p>943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BAUCHI - BAUCHI</text:p>
          </table:table-cell>
          <table:table-cell office:value-type="string">
            <text:p>995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BAUCHI - BAUCHI</text:p>
          </table:table-cell>
          <table:table-cell office:value-type="string">
            <text:p>416</text:p>
          </table:table-cell>
          <table:table-cell office:value-type="string">
            <text:p/>
          </table:table-cell>
        </table:table-row>
        <table:table-row>
          <table:table-cell office:value-type="string">
            <text:p>BENIN-CITY - EDO</text:p>
          </table:table-cell>
          <table:table-cell office:value-type="string">
            <text:p>BENIN-CITY - EDO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BIRNIN KEBBI - KEBBI</text:p>
          </table:table-cell>
          <table:table-cell office:value-type="string">
            <text:p>BENIN-CITY - EDO</text:p>
          </table:table-cell>
          <table:table-cell office:value-type="string">
            <text:p>802</text:p>
          </table:table-cell>
          <table:table-cell office:value-type="string">
            <text:p/>
          </table:table-cell>
        </table:table-row>
        <table:table-row>
          <table:table-cell office:value-type="string">
            <text:p>CALABAR - CROSS-RIVER</text:p>
          </table:table-cell>
          <table:table-cell office:value-type="string">
            <text:p>BENIN-CITY - EDO</text:p>
          </table:table-cell>
          <table:table-cell office:value-type="string">
            <text:p>490</text:p>
          </table:table-cell>
          <table:table-cell office:value-type="string">
            <text:p/>
          </table:table-cell>
        </table:table-row>
        <table:table-row>
          <table:table-cell office:value-type="string">
            <text:p>DAMATURU - YOBE</text:p>
          </table:table-cell>
          <table:table-cell office:value-type="string">
            <text:p>BENIN-CITY - EDO</text:p>
          </table:table-cell>
          <table:table-cell office:value-type="string">
            <text:p>1274</text:p>
          </table:table-cell>
          <table:table-cell office:value-type="string">
            <text:p/>
          </table:table-cell>
        </table:table-row>
        <table:table-row>
          <table:table-cell office:value-type="string">
            <text:p>DUTSE - JIGAWA</text:p>
          </table:table-cell>
          <table:table-cell office:value-type="string">
            <text:p>BENIN-CITY - EDO</text:p>
          </table:table-cell>
          <table:table-cell office:value-type="string">
            <text:p>800</text:p>
          </table:table-cell>
          <table:table-cell office:value-type="string">
            <text:p/>
          </table:table-cell>
        </table:table-row>
        <table:table-row>
          <table:table-cell office:value-type="string">
            <text:p>ENUGU - ENUGU</text:p>
          </table:table-cell>
          <table:table-cell office:value-type="string">
            <text:p>BENIN-CITY - EDO</text:p>
          </table:table-cell>
          <table:table-cell office:value-type="string">
            <text:p>254</text:p>
          </table:table-cell>
          <table:table-cell office:value-type="string">
            <text:p/>
          </table:table-cell>
        </table:table-row>
        <table:table-row>
          <table:table-cell office:value-type="string">
            <text:p>GOMBE - GOMBE</text:p>
          </table:table-cell>
          <table:table-cell office:value-type="string">
            <text:p>BENIN-CITY - EDO</text:p>
          </table:table-cell>
          <table:table-cell office:value-type="string">
            <text:p>1044</text:p>
          </table:table-cell>
          <table:table-cell office:value-type="string">
            <text:p/>
          </table:table-cell>
        </table:table-row>
        <table:table-row>
          <table:table-cell office:value-type="string">
            <text:p>GUSAU - ZAMFARA</text:p>
          </table:table-cell>
          <table:table-cell office:value-type="string">
            <text:p>BENIN-CITY - EDO</text:p>
          </table:table-cell>
          <table:table-cell office:value-type="string">
            <text:p>1046</text:p>
          </table:table-cell>
          <table:table-cell office:value-type="string">
            <text:p/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BENIN-CITY - EDO</text:p>
          </table:table-cell>
          <table:table-cell office:value-type="string">
            <text:p>300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BENIN-CITY - EDO</text:p>
          </table:table-cell>
          <table:table-cell office:value-type="string">
            <text:p>322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BENIN-CITY - EDO</text:p>
          </table:table-cell>
          <table:table-cell office:value-type="string">
            <text:p>399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BENIN-CITY - EDO</text:p>
          </table:table-cell>
          <table:table-cell office:value-type="string">
            <text:p>990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BENIN-CITY - EDO</text:p>
          </table:table-cell>
          <table:table-cell office:value-type="string">
            <text:p>758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BENIN-CITY - EDO</text:p>
          </table:table-cell>
          <table:table-cell office:value-type="string">
            <text:p>786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BENIN-CITY - EDO</text:p>
          </table:table-cell>
          <table:table-cell office:value-type="string">
            <text:p>1049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BENIN-CITY - EDO</text:p>
          </table:table-cell>
          <table:table-cell office:value-type="string">
            <text:p>1252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BENIN-CITY - EDO</text:p>
          </table:table-cell>
          <table:table-cell office:value-type="string">
            <text:p>673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BENIN-CITY - EDO</text:p>
          </table:table-cell>
          <table:table-cell office:value-type="string">
            <text:p>207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BENIN-CITY - EDO</text:p>
          </table:table-cell>
          <table:table-cell office:value-type="string">
            <text:p>1353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BENIN-CITY - EDO</text:p>
          </table:table-cell>
          <table:table-cell office:value-type="string">
            <text:p>506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BENIN-CITY - EDO</text:p>
          </table:table-cell>
          <table:table-cell office:value-type="string">
            <text:p>608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BENIN-CITY - EDO</text:p>
          </table:table-cell>
          <table:table-cell office:value-type="string">
            <text:p>259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BENIN-CITY - EDO</text:p>
          </table:table-cell>
          <table:table-cell office:value-type="string">
            <text:p>240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BENIN-CITY - EDO</text:p>
          </table:table-cell>
          <table:table-cell office:value-type="string">
            <text:p>296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BENIN-CITY - EDO</text:p>
          </table:table-cell>
          <table:table-cell office:value-type="string">
            <text:p>1020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BENIN-CITY - EDO</text:p>
          </table:table-cell>
          <table:table-cell office:value-type="string">
            <text:p>279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BENIN-CITY - EDO</text:p>
          </table:table-cell>
          <table:table-cell office:value-type="string">
            <text:p>375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BENIN-CITY - EDO</text:p>
          </table:table-cell>
          <table:table-cell office:value-type="string">
            <text:p>210</text:p>
          </table:table-cell>
          <table:table-cell office:value-type="string">
            <text:p/>
          </table:table-cell>
        </table:table-row>
        <table:table-row>
          <table:table-cell office:value-type="string">
            <text:p>BENIN-CITY - EDO</text:p>
          </table:table-cell>
          <table:table-cell office:value-type="string">
            <text:p>YOLA - ADAMAWA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</table:table-row>
        <table:table-row>
          <table:table-cell office:value-type="string">
            <text:p>BIRNIN KEBBI - KEBBI</text:p>
          </table:table-cell>
          <table:table-cell office:value-type="string">
            <text:p>BIRNIN KEBBI - KEBBI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CALABAR - CROSS-RIVER</text:p>
          </table:table-cell>
          <table:table-cell office:value-type="string">
            <text:p>BIRNIN KEBBI - KEBBI</text:p>
          </table:table-cell>
          <table:table-cell office:value-type="string">
            <text:p>1318</text:p>
          </table:table-cell>
          <table:table-cell office:value-type="string">
            <text:p/>
          </table:table-cell>
        </table:table-row>
        <table:table-row>
          <table:table-cell office:value-type="string">
            <text:p>DAMATURU - YOBE</text:p>
          </table:table-cell>
          <table:table-cell office:value-type="string">
            <text:p>BIRNIN KEBBI - KEBBI</text:p>
          </table:table-cell>
          <table:table-cell office:value-type="string">
            <text:p>1191</text:p>
          </table:table-cell>
          <table:table-cell office:value-type="string">
            <text:p/>
          </table:table-cell>
        </table:table-row>
        <table:table-row>
          <table:table-cell office:value-type="string">
            <text:p>DUTSE - JIGAWA</text:p>
          </table:table-cell>
          <table:table-cell office:value-type="string">
            <text:p>BIRNIN KEBBI - KEBBI</text:p>
          </table:table-cell>
          <table:table-cell office:value-type="string">
            <text:p>660</text:p>
          </table:table-cell>
          <table:table-cell office:value-type="string">
            <text:p/>
          </table:table-cell>
        </table:table-row>
        <table:table-row>
          <table:table-cell office:value-type="string">
            <text:p>ENUGU - ENUGU</text:p>
          </table:table-cell>
          <table:table-cell office:value-type="string">
            <text:p>BIRNIN KEBBI - KEBBI</text:p>
          </table:table-cell>
          <table:table-cell office:value-type="string">
            <text:p>1120</text:p>
          </table:table-cell>
          <table:table-cell office:value-type="string">
            <text:p/>
          </table:table-cell>
        </table:table-row>
        <table:table-row>
          <table:table-cell office:value-type="string">
            <text:p>GOMBE - GOMBE</text:p>
          </table:table-cell>
          <table:table-cell office:value-type="string">
            <text:p>BIRNIN KEBBI - KEBBI</text:p>
          </table:table-cell>
          <table:table-cell office:value-type="string">
            <text:p>1117</text:p>
          </table:table-cell>
          <table:table-cell office:value-type="string">
            <text:p/>
          </table:table-cell>
        </table:table-row>
        <table:table-row>
          <table:table-cell office:value-type="string">
            <text:p>GUSAU - ZAMFARA</text:p>
          </table:table-cell>
          <table:table-cell office:value-type="string">
            <text:p>BIRNIN KEBBI - KEBBI</text:p>
          </table:table-cell>
          <table:table-cell office:value-type="string">
            <text:p>322</text:p>
          </table:table-cell>
          <table:table-cell office:value-type="string">
            <text:p/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BIRNIN KEBBI - KEBBI</text:p>
          </table:table-cell>
          <table:table-cell office:value-type="string">
            <text:p>679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BIRNIN KEBBI - KEBBI</text:p>
          </table:table-cell>
          <table:table-cell office:value-type="string">
            <text:p>826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BIRNIN KEBBI - KEBBI</text:p>
          </table:table-cell>
          <table:table-cell office:value-type="string">
            <text:p>520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BIRNIN KEBBI - KEBBI</text:p>
          </table:table-cell>
          <table:table-cell office:value-type="string">
            <text:p>1266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BIRNIN KEBBI - KEBBI</text:p>
          </table:table-cell>
          <table:table-cell office:value-type="string">
            <text:p>830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BIRNIN KEBBI - KEBBI</text:p>
          </table:table-cell>
          <table:table-cell office:value-type="string">
            <text:p>550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BIRNIN KEBBI - KEBBI</text:p>
          </table:table-cell>
          <table:table-cell office:value-type="string">
            <text:p>651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BIRNIN KEBBI - KEBBI</text:p>
          </table:table-cell>
          <table:table-cell office:value-type="string">
            <text:p>596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BIRNIN KEBBI - KEBBI</text:p>
          </table:table-cell>
          <table:table-cell office:value-type="string">
            <text:p>753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BIRNIN KEBBI - KEBBI</text:p>
          </table:table-cell>
          <table:table-cell office:value-type="string">
            <text:p>832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BIRNIN KEBBI - KEBBI</text:p>
          </table:table-cell>
          <table:table-cell office:value-type="string">
            <text:p>1404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BIRNIN KEBBI - KEBBI</text:p>
          </table:table-cell>
          <table:table-cell office:value-type="string">
            <text:p>898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BIRNIN KEBBI - KEBBI</text:p>
          </table:table-cell>
          <table:table-cell office:value-type="string">
            <text:p>456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BIRNIN KEBBI - KEBBI</text:p>
          </table:table-cell>
          <table:table-cell office:value-type="string">
            <text:p>635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BIRNIN KEBBI - KEBBI</text:p>
          </table:table-cell>
          <table:table-cell office:value-type="string">
            <text:p>1124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BIRNIN KEBBI - KEBBI</text:p>
          </table:table-cell>
          <table:table-cell office:value-type="string">
            <text:p>1282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BIRNIN KEBBI - KEBBI</text:p>
          </table:table-cell>
          <table:table-cell office:value-type="string">
            <text:p>168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BIRNIN KEBBI - KEBBI</text:p>
          </table:table-cell>
          <table:table-cell office:value-type="string">
            <text:p>1272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BIRNIN KEBBI - KEBBI</text:p>
          </table:table-cell>
          <table:table-cell office:value-type="string">
            <text:p>1353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BIRNIN KEBBI - KEBBI</text:p>
          </table:table-cell>
          <table:table-cell office:value-type="string">
            <text:p>1092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BIRNIN KEBBI - KEBBI</text:p>
          </table:table-cell>
          <table:table-cell office:value-type="string">
            <text:p>1408</text:p>
          </table:table-cell>
          <table:table-cell office:value-type="string">
            <text:p/>
          </table:table-cell>
        </table:table-row>
        <table:table-row>
          <table:table-cell office:value-type="string">
            <text:p>CALABAR - CROSS-RIVER</text:p>
          </table:table-cell>
          <table:table-cell office:value-type="string">
            <text:p>CALABAR - CROSS-RIVER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DAMATURU - YOBE</text:p>
          </table:table-cell>
          <table:table-cell office:value-type="string">
            <text:p>CALABAR - CROSS-RIVER</text:p>
          </table:table-cell>
          <table:table-cell office:value-type="string">
            <text:p>968</text:p>
          </table:table-cell>
          <table:table-cell office:value-type="string">
            <text:p/>
          </table:table-cell>
        </table:table-row>
        <table:table-row>
          <table:table-cell office:value-type="string">
            <text:p>DUTSE - JIGAWA</text:p>
          </table:table-cell>
          <table:table-cell office:value-type="string">
            <text:p>CALABAR - CROSS-RIVER</text:p>
          </table:table-cell>
          <table:table-cell office:value-type="string">
            <text:p>1050</text:p>
          </table:table-cell>
          <table:table-cell office:value-type="string">
            <text:p/>
          </table:table-cell>
        </table:table-row>
        <table:table-row>
          <table:table-cell office:value-type="string">
            <text:p>ENUGU - ENUGU</text:p>
          </table:table-cell>
          <table:table-cell office:value-type="string">
            <text:p>CALABAR - CROSS-RIVER</text:p>
          </table:table-cell>
          <table:table-cell office:value-type="string">
            <text:p>276</text:p>
          </table:table-cell>
          <table:table-cell office:value-type="string">
            <text:p/>
          </table:table-cell>
        </table:table-row>
        <table:table-row>
          <table:table-cell office:value-type="string">
            <text:p>GOMBE - GOMBE</text:p>
          </table:table-cell>
          <table:table-cell office:value-type="string">
            <text:p>CALABAR - CROSS-RIVER</text:p>
          </table:table-cell>
          <table:table-cell office:value-type="string">
            <text:p>1152</text:p>
          </table:table-cell>
          <table:table-cell office:value-type="string">
            <text:p/>
          </table:table-cell>
        </table:table-row>
        <table:table-row>
          <table:table-cell office:value-type="string">
            <text:p>GUSAU - ZAMFARA</text:p>
          </table:table-cell>
          <table:table-cell office:value-type="string">
            <text:p>CALABAR - CROSS-RIVER</text:p>
          </table:table-cell>
          <table:table-cell office:value-type="string">
            <text:p>1309</text:p>
          </table:table-cell>
          <table:table-cell office:value-type="string">
            <text:p/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CALABAR - CROSS-RIVER</text:p>
          </table:table-cell>
          <table:table-cell office:value-type="string">
            <text:p>518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CALABAR - CROSS-RIVER</text:p>
          </table:table-cell>
          <table:table-cell office:value-type="string">
            <text:p>772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CALABAR - CROSS-RIVER</text:p>
          </table:table-cell>
          <table:table-cell office:value-type="string">
            <text:p>849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CALABAR - CROSS-RIVER</text:p>
          </table:table-cell>
          <table:table-cell office:value-type="string">
            <text:p>624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CALABAR - CROSS-RIVER</text:p>
          </table:table-cell>
          <table:table-cell office:value-type="string">
            <text:p>370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CALABAR - CROSS-RIVER</text:p>
          </table:table-cell>
          <table:table-cell office:value-type="string">
            <text:p>1034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CALABAR - CROSS-RIVER</text:p>
          </table:table-cell>
          <table:table-cell office:value-type="string">
            <text:p>1296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CALABAR - CROSS-RIVER</text:p>
          </table:table-cell>
          <table:table-cell office:value-type="string">
            <text:p>1464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CALABAR - CROSS-RIVER</text:p>
          </table:table-cell>
          <table:table-cell office:value-type="string">
            <text:p>514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CALABAR - CROSS-RIVER</text:p>
          </table:table-cell>
          <table:table-cell office:value-type="string">
            <text:p>579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CALABAR - CROSS-RIVER</text:p>
          </table:table-cell>
          <table:table-cell office:value-type="string">
            <text:p>1465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CALABAR - CROSS-RIVER</text:p>
          </table:table-cell>
          <table:table-cell office:value-type="string">
            <text:p>532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CALABAR - CROSS-RIVER</text:p>
          </table:table-cell>
          <table:table-cell office:value-type="string">
            <text:p>860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CALABAR - CROSS-RIVER</text:p>
          </table:table-cell>
          <table:table-cell office:value-type="string">
            <text:p>605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CALABAR - CROSS-RIVER</text:p>
          </table:table-cell>
          <table:table-cell office:value-type="string">
            <text:p>200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CALABAR - CROSS-RIVER</text:p>
          </table:table-cell>
          <table:table-cell office:value-type="string">
            <text:p>196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CALABAR - CROSS-RIVER</text:p>
          </table:table-cell>
          <table:table-cell office:value-type="string">
            <text:p>605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CALABAR - CROSS-RIVER</text:p>
          </table:table-cell>
          <table:table-cell office:value-type="string">
            <text:p>151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CALABAR - CROSS-RIVER</text:p>
          </table:table-cell>
          <table:table-cell office:value-type="string">
            <text:p>67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CALABAR - CROSS-RIVER</text:p>
          </table:table-cell>
          <table:table-cell office:value-type="string">
            <text:p>300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CALABAR - CROSS-RIVER</text:p>
          </table:table-cell>
          <table:table-cell office:value-type="string">
            <text:p>1122</text:p>
          </table:table-cell>
          <table:table-cell office:value-type="string">
            <text:p/>
          </table:table-cell>
        </table:table-row>
        <table:table-row>
          <table:table-cell office:value-type="string">
            <text:p>DAMATURU - YOBE</text:p>
          </table:table-cell>
          <table:table-cell office:value-type="string">
            <text:p>DAMATURU - YOBE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DUTSE - JIGAWA</text:p>
          </table:table-cell>
          <table:table-cell office:value-type="string">
            <text:p>DAMATURU - YOBE</text:p>
          </table:table-cell>
          <table:table-cell office:value-type="string">
            <text:p>289</text:p>
          </table:table-cell>
          <table:table-cell office:value-type="string">
            <text:p/>
          </table:table-cell>
        </table:table-row>
        <table:table-row>
          <table:table-cell office:value-type="string">
            <text:p>ENUGU - ENUGU</text:p>
          </table:table-cell>
          <table:table-cell office:value-type="string">
            <text:p>DAMATURU - YOBE</text:p>
          </table:table-cell>
          <table:table-cell office:value-type="string">
            <text:p>1099</text:p>
          </table:table-cell>
          <table:table-cell office:value-type="string">
            <text:p/>
          </table:table-cell>
        </table:table-row>
        <table:table-row>
          <table:table-cell office:value-type="string">
            <text:p>GOMBE - GOMBE</text:p>
          </table:table-cell>
          <table:table-cell office:value-type="string">
            <text:p>DAMATURU - YOBE</text:p>
          </table:table-cell>
          <table:table-cell office:value-type="string">
            <text:p>256</text:p>
          </table:table-cell>
          <table:table-cell office:value-type="string">
            <text:p/>
          </table:table-cell>
        </table:table-row>
        <table:table-row>
          <table:table-cell office:value-type="string">
            <text:p>GUSAU - ZAMFARA</text:p>
          </table:table-cell>
          <table:table-cell office:value-type="string">
            <text:p>DAMATURU - YOBE</text:p>
          </table:table-cell>
          <table:table-cell office:value-type="string">
            <text:p>710</text:p>
          </table:table-cell>
          <table:table-cell office:value-type="string">
            <text:p/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DAMATURU - YOBE</text:p>
          </table:table-cell>
          <table:table-cell office:value-type="string">
            <text:p>1274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DAMATURU - YOBE</text:p>
          </table:table-cell>
          <table:table-cell office:value-type="string">
            <text:p>1421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DAMATURU - YOBE</text:p>
          </table:table-cell>
          <table:table-cell office:value-type="string">
            <text:p>1292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DAMATURU - YOBE</text:p>
          </table:table-cell>
          <table:table-cell office:value-type="string">
            <text:p>364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DAMATURU - YOBE</text:p>
          </table:table-cell>
          <table:table-cell office:value-type="string">
            <text:p>444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DAMATURU - YOBE</text:p>
          </table:table-cell>
          <table:table-cell office:value-type="string">
            <text:p>724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DAMATURU - YOBE</text:p>
          </table:table-cell>
          <table:table-cell office:value-type="string">
            <text:p>430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DAMATURU - YOBE</text:p>
          </table:table-cell>
          <table:table-cell office:value-type="string">
            <text:p>603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DAMATURU - YOBE</text:p>
          </table:table-cell>
          <table:table-cell office:value-type="string">
            <text:p>640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DAMATURU - YOBE</text:p>
          </table:table-cell>
          <table:table-cell office:value-type="string">
            <text:p>895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DAMATURU - YOBE</text:p>
          </table:table-cell>
          <table:table-cell office:value-type="string">
            <text:p>783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DAMATURU - YOBE</text:p>
          </table:table-cell>
          <table:table-cell office:value-type="string">
            <text:p>874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DAMATURU - YOBE</text:p>
          </table:table-cell>
          <table:table-cell office:value-type="string">
            <text:p>1407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DAMATURU - YOBE</text:p>
          </table:table-cell>
          <table:table-cell office:value-type="string">
            <text:p>1273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DAMATURU - YOBE</text:p>
          </table:table-cell>
          <table:table-cell office:value-type="string">
            <text:p>1172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DAMATURU - YOBE</text:p>
          </table:table-cell>
          <table:table-cell office:value-type="string">
            <text:p>1150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DAMATURU - YOBE</text:p>
          </table:table-cell>
          <table:table-cell office:value-type="string">
            <text:p>1013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DAMATURU - YOBE</text:p>
          </table:table-cell>
          <table:table-cell office:value-type="string">
            <text:p>1251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DAMATURU - YOBE</text:p>
          </table:table-cell>
          <table:table-cell office:value-type="string">
            <text:p>1038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DAMATURU - YOBE</text:p>
          </table:table-cell>
          <table:table-cell office:value-type="string">
            <text:p>1523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DAMATURU - YOBE</text:p>
          </table:table-cell>
          <table:table-cell office:value-type="string">
            <text:p>322</text:p>
          </table:table-cell>
          <table:table-cell office:value-type="string">
            <text:p/>
          </table:table-cell>
        </table:table-row>
        <table:table-row>
          <table:table-cell office:value-type="string">
            <text:p>DUTSE - JIGAWA</text:p>
          </table:table-cell>
          <table:table-cell office:value-type="string">
            <text:p>DUTSE - JIGAWA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ENUGU - ENUGU</text:p>
          </table:table-cell>
          <table:table-cell office:value-type="string">
            <text:p>DUTSE - JIGAWA</text:p>
          </table:table-cell>
          <table:table-cell office:value-type="string">
            <text:p>910</text:p>
          </table:table-cell>
          <table:table-cell office:value-type="string">
            <text:p/>
          </table:table-cell>
        </table:table-row>
        <table:table-row>
          <table:table-cell office:value-type="string">
            <text:p>GOMBE - GOMBE</text:p>
          </table:table-cell>
          <table:table-cell office:value-type="string">
            <text:p>DUTSE - JIGAWA</text:p>
          </table:table-cell>
          <table:table-cell office:value-type="string">
            <text:p>895</text:p>
          </table:table-cell>
          <table:table-cell office:value-type="string">
            <text:p/>
          </table:table-cell>
        </table:table-row>
        <table:table-row>
          <table:table-cell office:value-type="string">
            <text:p>GUSAU - ZAMFARA</text:p>
          </table:table-cell>
          <table:table-cell office:value-type="string">
            <text:p>DUTSE - JIGAWA</text:p>
          </table:table-cell>
          <table:table-cell office:value-type="string">
            <text:p>416</text:p>
          </table:table-cell>
          <table:table-cell office:value-type="string">
            <text:p/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DUTSE - JIGAWA</text:p>
          </table:table-cell>
          <table:table-cell office:value-type="string">
            <text:p>963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DUTSE - JIGAWA</text:p>
          </table:table-cell>
          <table:table-cell office:value-type="string">
            <text:p>1110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DUTSE - JIGAWA</text:p>
          </table:table-cell>
          <table:table-cell office:value-type="string">
            <text:p>846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DUTSE - JIGAWA</text:p>
          </table:table-cell>
          <table:table-cell office:value-type="string">
            <text:p>542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DUTSE - JIGAWA</text:p>
          </table:table-cell>
          <table:table-cell office:value-type="string">
            <text:p>438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DUTSE - JIGAWA</text:p>
          </table:table-cell>
          <table:table-cell office:value-type="string">
            <text:p>338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DUTSE - JIGAWA</text:p>
          </table:table-cell>
          <table:table-cell office:value-type="string">
            <text:p>136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DUTSE - JIGAWA</text:p>
          </table:table-cell>
          <table:table-cell office:value-type="string">
            <text:p>296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DUTSE - JIGAWA</text:p>
          </table:table-cell>
          <table:table-cell office:value-type="string">
            <text:p>634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DUTSE - JIGAWA</text:p>
          </table:table-cell>
          <table:table-cell office:value-type="string">
            <text:p>650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DUTSE - JIGAWA</text:p>
          </table:table-cell>
          <table:table-cell office:value-type="string">
            <text:p>418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DUTSE - JIGAWA</text:p>
          </table:table-cell>
          <table:table-cell office:value-type="string">
            <text:p>708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DUTSE - JIGAWA</text:p>
          </table:table-cell>
          <table:table-cell office:value-type="string">
            <text:p>558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DUTSE - JIGAWA</text:p>
          </table:table-cell>
          <table:table-cell office:value-type="string">
            <text:p>958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DUTSE - JIGAWA</text:p>
          </table:table-cell>
          <table:table-cell office:value-type="string">
            <text:p>1076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DUTSE - JIGAWA</text:p>
          </table:table-cell>
          <table:table-cell office:value-type="string">
            <text:p>1150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DUTSE - JIGAWA</text:p>
          </table:table-cell>
          <table:table-cell office:value-type="string">
            <text:p>520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DUTSE - JIGAWA</text:p>
          </table:table-cell>
          <table:table-cell office:value-type="string">
            <text:p>1030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DUTSE - JIGAWA</text:p>
          </table:table-cell>
          <table:table-cell office:value-type="string">
            <text:p>1150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DUTSE - JIGAWA</text:p>
          </table:table-cell>
          <table:table-cell office:value-type="string">
            <text:p>1192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DUTSE - JIGAWA</text:p>
          </table:table-cell>
          <table:table-cell office:value-type="string">
            <text:p>322</text:p>
          </table:table-cell>
          <table:table-cell office:value-type="string">
            <text:p/>
          </table:table-cell>
        </table:table-row>
        <table:table-row>
          <table:table-cell office:value-type="string">
            <text:p>ENUGU - ENUGU</text:p>
          </table:table-cell>
          <table:table-cell office:value-type="string">
            <text:p>ENUGU - ENUGU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GOMBE - GOMBE</text:p>
          </table:table-cell>
          <table:table-cell office:value-type="string">
            <text:p>ENUGU - ENUGU</text:p>
          </table:table-cell>
          <table:table-cell office:value-type="string">
            <text:p>890</text:p>
          </table:table-cell>
          <table:table-cell office:value-type="string">
            <text:p/>
          </table:table-cell>
        </table:table-row>
        <table:table-row>
          <table:table-cell office:value-type="string">
            <text:p>GUSAU - ZAMFARA</text:p>
          </table:table-cell>
          <table:table-cell office:value-type="string">
            <text:p>ENUGU - ENUGU</text:p>
          </table:table-cell>
          <table:table-cell office:value-type="string">
            <text:p>1046</text:p>
          </table:table-cell>
          <table:table-cell office:value-type="string">
            <text:p/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ENUGU - ENUGU</text:p>
          </table:table-cell>
          <table:table-cell office:value-type="string">
            <text:p>556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ENUGU - ENUGU</text:p>
          </table:table-cell>
          <table:table-cell office:value-type="string">
            <text:p>376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ENUGU - ENUGU</text:p>
          </table:table-cell>
          <table:table-cell office:value-type="string">
            <text:p>653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ENUGU - ENUGU</text:p>
          </table:table-cell>
          <table:table-cell office:value-type="string">
            <text:p>735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ENUGU - ENUGU</text:p>
          </table:table-cell>
          <table:table-cell office:value-type="string">
            <text:p>608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ENUGU - ENUGU</text:p>
          </table:table-cell>
          <table:table-cell office:value-type="string">
            <text:p>772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ENUGU - ENUGU</text:p>
          </table:table-cell>
          <table:table-cell office:value-type="string">
            <text:p>1083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ENUGU - ENUGU</text:p>
          </table:table-cell>
          <table:table-cell office:value-type="string">
            <text:p>1202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ENUGU - ENUGU</text:p>
          </table:table-cell>
          <table:table-cell office:value-type="string">
            <text:p>705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ENUGU - ENUGU</text:p>
          </table:table-cell>
          <table:table-cell office:value-type="string">
            <text:p>392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ENUGU - ENUGU</text:p>
          </table:table-cell>
          <table:table-cell office:value-type="string">
            <text:p>1201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ENUGU - ENUGU</text:p>
          </table:table-cell>
          <table:table-cell office:value-type="string">
            <text:p>270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ENUGU - ENUGU</text:p>
          </table:table-cell>
          <table:table-cell office:value-type="string">
            <text:p>598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ENUGU - ENUGU</text:p>
          </table:table-cell>
          <table:table-cell office:value-type="string">
            <text:p>462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ENUGU - ENUGU</text:p>
          </table:table-cell>
          <table:table-cell office:value-type="string">
            <text:p>146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ENUGU - ENUGU</text:p>
          </table:table-cell>
          <table:table-cell office:value-type="string">
            <text:p>229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ENUGU - ENUGU</text:p>
          </table:table-cell>
          <table:table-cell office:value-type="string">
            <text:p>1272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ENUGU - ENUGU</text:p>
          </table:table-cell>
          <table:table-cell office:value-type="string">
            <text:p>118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ENUGU - ENUGU</text:p>
          </table:table-cell>
          <table:table-cell office:value-type="string">
            <text:p>189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ENUGU - ENUGU</text:p>
          </table:table-cell>
          <table:table-cell office:value-type="string">
            <text:p>265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ENUGU - ENUGU</text:p>
          </table:table-cell>
          <table:table-cell office:value-type="string">
            <text:p>670</text:p>
          </table:table-cell>
          <table:table-cell office:value-type="string">
            <text:p/>
          </table:table-cell>
        </table:table-row>
        <table:table-row>
          <table:table-cell office:value-type="string">
            <text:p>GOMBE - GOMBE</text:p>
          </table:table-cell>
          <table:table-cell office:value-type="string">
            <text:p>GOMBE - GOMBE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GUSAU - ZAMFARA</text:p>
          </table:table-cell>
          <table:table-cell office:value-type="string">
            <text:p>GOMBE - GOMBE</text:p>
          </table:table-cell>
          <table:table-cell office:value-type="string">
            <text:p>718</text:p>
          </table:table-cell>
          <table:table-cell office:value-type="string">
            <text:p/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GOMBE - GOMBE</text:p>
          </table:table-cell>
          <table:table-cell office:value-type="string">
            <text:p>1223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GOMBE - GOMBE</text:p>
          </table:table-cell>
          <table:table-cell office:value-type="string">
            <text:p>1358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GOMBE - GOMBE</text:p>
          </table:table-cell>
          <table:table-cell office:value-type="string">
            <text:p>1064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GOMBE - GOMBE</text:p>
          </table:table-cell>
          <table:table-cell office:value-type="string">
            <text:p>279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GOMBE - GOMBE</text:p>
          </table:table-cell>
          <table:table-cell office:value-type="string">
            <text:p>286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GOMBE - GOMBE</text:p>
          </table:table-cell>
          <table:table-cell office:value-type="string">
            <text:p>566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GOMBE - GOMBE</text:p>
          </table:table-cell>
          <table:table-cell office:value-type="string">
            <text:p>457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GOMBE - GOMBE</text:p>
          </table:table-cell>
          <table:table-cell office:value-type="string">
            <text:p>675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GOMBE - GOMBE</text:p>
          </table:table-cell>
          <table:table-cell office:value-type="string">
            <text:p>482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GOMBE - GOMBE</text:p>
          </table:table-cell>
          <table:table-cell office:value-type="string">
            <text:p>756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GOMBE - GOMBE</text:p>
          </table:table-cell>
          <table:table-cell office:value-type="string">
            <text:p>400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GOMBE - GOMBE</text:p>
          </table:table-cell>
          <table:table-cell office:value-type="string">
            <text:p>623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GOMBE - GOMBE</text:p>
          </table:table-cell>
          <table:table-cell office:value-type="string">
            <text:p>745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GOMBE - GOMBE</text:p>
          </table:table-cell>
          <table:table-cell office:value-type="string">
            <text:p>1383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GOMBE - GOMBE</text:p>
          </table:table-cell>
          <table:table-cell office:value-type="string">
            <text:p>1030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GOMBE - GOMBE</text:p>
          </table:table-cell>
          <table:table-cell office:value-type="string">
            <text:p>1122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GOMBE - GOMBE</text:p>
          </table:table-cell>
          <table:table-cell office:value-type="string">
            <text:p>931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GOMBE - GOMBE</text:p>
          </table:table-cell>
          <table:table-cell office:value-type="string">
            <text:p>1010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GOMBE - GOMBE</text:p>
          </table:table-cell>
          <table:table-cell office:value-type="string">
            <text:p>1094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GOMBE - GOMBE</text:p>
          </table:table-cell>
          <table:table-cell office:value-type="string">
            <text:p>1146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GOMBE - GOMBE</text:p>
          </table:table-cell>
          <table:table-cell office:value-type="string">
            <text:p>262</text:p>
          </table:table-cell>
          <table:table-cell office:value-type="string">
            <text:p/>
          </table:table-cell>
        </table:table-row>
        <table:table-row>
          <table:table-cell office:value-type="string">
            <text:p>GUSAU - ZAMFARA</text:p>
          </table:table-cell>
          <table:table-cell office:value-type="string">
            <text:p>GUSAU - ZAMFARA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GUSAU - ZAMFARA</text:p>
          </table:table-cell>
          <table:table-cell office:value-type="string">
            <text:p>1017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GUSAU - ZAMFARA</text:p>
          </table:table-cell>
          <table:table-cell office:value-type="string">
            <text:p>1150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GUSAU - ZAMFARA</text:p>
          </table:table-cell>
          <table:table-cell office:value-type="string">
            <text:p>857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GUSAU - ZAMFARA</text:p>
          </table:table-cell>
          <table:table-cell office:value-type="string">
            <text:p>1082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GUSAU - ZAMFARA</text:p>
          </table:table-cell>
          <table:table-cell office:value-type="string">
            <text:p>330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GUSAU - ZAMFARA</text:p>
          </table:table-cell>
          <table:table-cell office:value-type="string">
            <text:p>260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GUSAU - ZAMFARA</text:p>
          </table:table-cell>
          <table:table-cell office:value-type="string">
            <text:p>260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GUSAU - ZAMFARA</text:p>
          </table:table-cell>
          <table:table-cell office:value-type="string">
            <text:p>463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GUSAU - ZAMFARA</text:p>
          </table:table-cell>
          <table:table-cell office:value-type="string">
            <text:p>850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GUSAU - ZAMFARA</text:p>
          </table:table-cell>
          <table:table-cell office:value-type="string">
            <text:p>692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GUSAU - ZAMFARA</text:p>
          </table:table-cell>
          <table:table-cell office:value-type="string">
            <text:p>914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GUSAU - ZAMFARA</text:p>
          </table:table-cell>
          <table:table-cell office:value-type="string">
            <text:p>774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GUSAU - ZAMFARA</text:p>
          </table:table-cell>
          <table:table-cell office:value-type="string">
            <text:p>558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GUSAU - ZAMFARA</text:p>
          </table:table-cell>
          <table:table-cell office:value-type="string">
            <text:p>972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GUSAU - ZAMFARA</text:p>
          </table:table-cell>
          <table:table-cell office:value-type="string">
            <text:p>1180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GUSAU - ZAMFARA</text:p>
          </table:table-cell>
          <table:table-cell office:value-type="string">
            <text:p>1280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GUSAU - ZAMFARA</text:p>
          </table:table-cell>
          <table:table-cell office:value-type="string">
            <text:p>274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GUSAU - ZAMFARA</text:p>
          </table:table-cell>
          <table:table-cell office:value-type="string">
            <text:p>1150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GUSAU - ZAMFARA</text:p>
          </table:table-cell>
          <table:table-cell office:value-type="string">
            <text:p>1240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GUSAU - ZAMFARA</text:p>
          </table:table-cell>
          <table:table-cell office:value-type="string">
            <text:p>1270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GUSAU - ZAMFARA</text:p>
          </table:table-cell>
          <table:table-cell office:value-type="string">
            <text:p>971</text:p>
          </table:table-cell>
          <table:table-cell office:value-type="string">
            <text:p/>
          </table:table-cell>
        </table:table-row>
        <table:table-row>
          <table:table-cell office:value-type="string">
            <text:p>IBADAN - OYO</text:p>
          </table:table-cell>
          <table:table-cell office:value-type="string">
            <text:p>IBADAN - OYO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IBADAN - OYO</text:p>
          </table:table-cell>
          <table:table-cell office:value-type="string">
            <text:p>132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IBADAN - OYO</text:p>
          </table:table-cell>
          <table:table-cell office:value-type="string">
            <text:p>157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IBADAN - OYO</text:p>
          </table:table-cell>
          <table:table-cell office:value-type="string">
            <text:p>1117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IBADAN - OYO</text:p>
          </table:table-cell>
          <table:table-cell office:value-type="string">
            <text:p>928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IBADAN - OYO</text:p>
          </table:table-cell>
          <table:table-cell office:value-type="string">
            <text:p>756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IBADAN - OYO</text:p>
          </table:table-cell>
          <table:table-cell office:value-type="string">
            <text:p>1005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IBADAN - OYO</text:p>
          </table:table-cell>
          <table:table-cell office:value-type="string">
            <text:p>1065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IBADAN - OYO</text:p>
          </table:table-cell>
          <table:table-cell office:value-type="string">
            <text:p>825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IBADAN - OYO</text:p>
          </table:table-cell>
          <table:table-cell office:value-type="string">
            <text:p>584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IBADAN - OYO</text:p>
          </table:table-cell>
          <table:table-cell office:value-type="string">
            <text:p>1532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IBADAN - OYO</text:p>
          </table:table-cell>
          <table:table-cell office:value-type="string">
            <text:p>920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IBADAN - OYO</text:p>
          </table:table-cell>
          <table:table-cell office:value-type="string">
            <text:p>592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IBADAN - OYO</text:p>
          </table:table-cell>
          <table:table-cell office:value-type="string">
            <text:p>90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IBADAN - OYO</text:p>
          </table:table-cell>
          <table:table-cell office:value-type="string">
            <text:p>450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IBADAN - OYO</text:p>
          </table:table-cell>
          <table:table-cell office:value-type="string">
            <text:p>656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IBADAN - OYO</text:p>
          </table:table-cell>
          <table:table-cell office:value-type="string">
            <text:p>890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IBADAN - OYO</text:p>
          </table:table-cell>
          <table:table-cell office:value-type="string">
            <text:p>580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IBADAN - OYO</text:p>
          </table:table-cell>
          <table:table-cell office:value-type="string">
            <text:p>675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IBADAN - OYO</text:p>
          </table:table-cell>
          <table:table-cell office:value-type="string">
            <text:p>510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IBADAN - OYO</text:p>
          </table:table-cell>
          <table:table-cell office:value-type="string">
            <text:p>1543</text:p>
          </table:table-cell>
          <table:table-cell office:value-type="string">
            <text:p/>
          </table:table-cell>
        </table:table-row>
        <table:table-row>
          <table:table-cell office:value-type="string">
            <text:p>IKEJA - LAGOS</text:p>
          </table:table-cell>
          <table:table-cell office:value-type="string">
            <text:p>IKEJA - LAGOS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IKEJA - LAGOS</text:p>
          </table:table-cell>
          <table:table-cell office:value-type="string">
            <text:p>291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IKEJA - LAGOS</text:p>
          </table:table-cell>
          <table:table-cell office:value-type="string">
            <text:p>1264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IKEJA - LAGOS</text:p>
          </table:table-cell>
          <table:table-cell office:value-type="string">
            <text:p>1168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IKEJA - LAGOS</text:p>
          </table:table-cell>
          <table:table-cell office:value-type="string">
            <text:p>889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IKEJA - LAGOS</text:p>
          </table:table-cell>
          <table:table-cell office:value-type="string">
            <text:p>1139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IKEJA - LAGOS</text:p>
          </table:table-cell>
          <table:table-cell office:value-type="string">
            <text:p>1211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IKEJA - LAGOS</text:p>
          </table:table-cell>
          <table:table-cell office:value-type="string">
            <text:p>941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IKEJA - LAGOS</text:p>
          </table:table-cell>
          <table:table-cell office:value-type="string">
            <text:p>531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IKEJA - LAGOS</text:p>
          </table:table-cell>
          <table:table-cell office:value-type="string">
            <text:p>1665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IKEJA - LAGOS</text:p>
          </table:table-cell>
          <table:table-cell office:value-type="string">
            <text:p>820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IKEJA - LAGOS</text:p>
          </table:table-cell>
          <table:table-cell office:value-type="string">
            <text:p>725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IKEJA - LAGOS</text:p>
          </table:table-cell>
          <table:table-cell office:value-type="string">
            <text:p>237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IKEJA - LAGOS</text:p>
          </table:table-cell>
          <table:table-cell office:value-type="string">
            <text:p>564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IKEJA - LAGOS</text:p>
          </table:table-cell>
          <table:table-cell office:value-type="string">
            <text:p>620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IKEJA - LAGOS</text:p>
          </table:table-cell>
          <table:table-cell office:value-type="string">
            <text:p>1023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IKEJA - LAGOS</text:p>
          </table:table-cell>
          <table:table-cell office:value-type="string">
            <text:p>600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IKEJA - LAGOS</text:p>
          </table:table-cell>
          <table:table-cell office:value-type="string">
            <text:p>689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IKEJA - LAGOS</text:p>
          </table:table-cell>
          <table:table-cell office:value-type="string">
            <text:p>532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IKEJA - LAGOS</text:p>
          </table:table-cell>
          <table:table-cell office:value-type="string">
            <text:p>1612</text:p>
          </table:table-cell>
          <table:table-cell office:value-type="string">
            <text:p/>
          </table:table-cell>
        </table:table-row>
        <table:table-row>
          <table:table-cell office:value-type="string">
            <text:p>ILORIN - KWARA</text:p>
          </table:table-cell>
          <table:table-cell office:value-type="string">
            <text:p>ILORIN - KWARA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ILORIN - KWARA</text:p>
          </table:table-cell>
          <table:table-cell office:value-type="string">
            <text:p>950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ILORIN - KWARA</text:p>
          </table:table-cell>
          <table:table-cell office:value-type="string">
            <text:p>776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ILORIN - KWARA</text:p>
          </table:table-cell>
          <table:table-cell office:value-type="string">
            <text:p>597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ILORIN - KWARA</text:p>
          </table:table-cell>
          <table:table-cell office:value-type="string">
            <text:p>846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ILORIN - KWARA</text:p>
          </table:table-cell>
          <table:table-cell office:value-type="string">
            <text:p>907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ILORIN - KWARA</text:p>
          </table:table-cell>
          <table:table-cell office:value-type="string">
            <text:p>660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ILORIN - KWARA</text:p>
          </table:table-cell>
          <table:table-cell office:value-type="string">
            <text:p>319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ILORIN - KWARA</text:p>
          </table:table-cell>
          <table:table-cell office:value-type="string">
            <text:p>1372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ILORIN - KWARA</text:p>
          </table:table-cell>
          <table:table-cell office:value-type="string">
            <text:p>853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ILORIN - KWARA</text:p>
          </table:table-cell>
          <table:table-cell office:value-type="string">
            <text:p>432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ILORIN - KWARA</text:p>
          </table:table-cell>
          <table:table-cell office:value-type="string">
            <text:p>115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ILORIN - KWARA</text:p>
          </table:table-cell>
          <table:table-cell office:value-type="string">
            <text:p>667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ILORIN - KWARA</text:p>
          </table:table-cell>
          <table:table-cell office:value-type="string">
            <text:p>843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ILORIN - KWARA</text:p>
          </table:table-cell>
          <table:table-cell office:value-type="string">
            <text:p>730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ILORIN - KWARA</text:p>
          </table:table-cell>
          <table:table-cell office:value-type="string">
            <text:p>770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ILORIN - KWARA</text:p>
          </table:table-cell>
          <table:table-cell office:value-type="string">
            <text:p>665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ILORIN - KWARA</text:p>
          </table:table-cell>
          <table:table-cell office:value-type="string">
            <text:p>609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ILORIN - KWARA</text:p>
          </table:table-cell>
          <table:table-cell office:value-type="string">
            <text:p>919</text:p>
          </table:table-cell>
          <table:table-cell office:value-type="string">
            <text:p/>
          </table:table-cell>
        </table:table-row>
        <table:table-row>
          <table:table-cell office:value-type="string">
            <text:p>JALINGO - TARABA</text:p>
          </table:table-cell>
          <table:table-cell office:value-type="string">
            <text:p>JALINGO - TARABA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JALINGO - TARABA</text:p>
          </table:table-cell>
          <table:table-cell office:value-type="string">
            <text:p>542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JALINGO - TARABA</text:p>
          </table:table-cell>
          <table:table-cell office:value-type="string">
            <text:p>822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JALINGO - TARABA</text:p>
          </table:table-cell>
          <table:table-cell office:value-type="string">
            <text:p>731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JALINGO - TARABA</text:p>
          </table:table-cell>
          <table:table-cell office:value-type="string">
            <text:p>1084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JALINGO - TARABA</text:p>
          </table:table-cell>
          <table:table-cell office:value-type="string">
            <text:p>450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JALINGO - TARABA</text:p>
          </table:table-cell>
          <table:table-cell office:value-type="string">
            <text:p>648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JALINGO - TARABA</text:p>
          </table:table-cell>
          <table:table-cell office:value-type="string">
            <text:p>416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JALINGO - TARABA</text:p>
          </table:table-cell>
          <table:table-cell office:value-type="string">
            <text:p>368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JALINGO - TARABA</text:p>
          </table:table-cell>
          <table:table-cell office:value-type="string">
            <text:p>808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JALINGO - TARABA</text:p>
          </table:table-cell>
          <table:table-cell office:value-type="string">
            <text:p>1073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JALINGO - TARABA</text:p>
          </table:table-cell>
          <table:table-cell office:value-type="string">
            <text:p>808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JALINGO - TARABA</text:p>
          </table:table-cell>
          <table:table-cell office:value-type="string">
            <text:p>808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JALINGO - TARABA</text:p>
          </table:table-cell>
          <table:table-cell office:value-type="string">
            <text:p>1188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JALINGO - TARABA</text:p>
          </table:table-cell>
          <table:table-cell office:value-type="string">
            <text:p>755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JALINGO - TARABA</text:p>
          </table:table-cell>
          <table:table-cell office:value-type="string">
            <text:p>674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JALINGO - TARABA</text:p>
          </table:table-cell>
          <table:table-cell office:value-type="string">
            <text:p>924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JALINGO - TARABA</text:p>
          </table:table-cell>
          <table:table-cell office:value-type="string">
            <text:p>142</text:p>
          </table:table-cell>
          <table:table-cell office:value-type="string">
            <text:p/>
          </table:table-cell>
        </table:table-row>
        <table:table-row>
          <table:table-cell office:value-type="string">
            <text:p>JOS - PLATEAU</text:p>
          </table:table-cell>
          <table:table-cell office:value-type="string">
            <text:p>JOS - PLATEAU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JOS - PLATEAU</text:p>
          </table:table-cell>
          <table:table-cell office:value-type="string">
            <text:p>278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JOS - PLATEAU</text:p>
          </table:table-cell>
          <table:table-cell office:value-type="string">
            <text:p>418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JOS - PLATEAU</text:p>
          </table:table-cell>
          <table:table-cell office:value-type="string">
            <text:p>592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JOS - PLATEAU</text:p>
          </table:table-cell>
          <table:table-cell office:value-type="string">
            <text:p>196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JOS - PLATEAU</text:p>
          </table:table-cell>
          <table:table-cell office:value-type="string">
            <text:p>469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JOS - PLATEAU</text:p>
          </table:table-cell>
          <table:table-cell office:value-type="string">
            <text:p>592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JOS - PLATEAU</text:p>
          </table:table-cell>
          <table:table-cell office:value-type="string">
            <text:p>336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JOS - PLATEAU</text:p>
          </table:table-cell>
          <table:table-cell office:value-type="string">
            <text:p>457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JOS - PLATEAU</text:p>
          </table:table-cell>
          <table:table-cell office:value-type="string">
            <text:p>776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JOS - PLATEAU</text:p>
          </table:table-cell>
          <table:table-cell office:value-type="string">
            <text:p>745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JOS - PLATEAU</text:p>
          </table:table-cell>
          <table:table-cell office:value-type="string">
            <text:p>840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JOS - PLATEAU</text:p>
          </table:table-cell>
          <table:table-cell office:value-type="string">
            <text:p>644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JOS - PLATEAU</text:p>
          </table:table-cell>
          <table:table-cell office:value-type="string">
            <text:p>727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JOS - PLATEAU</text:p>
          </table:table-cell>
          <table:table-cell office:value-type="string">
            <text:p>811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JOS - PLATEAU</text:p>
          </table:table-cell>
          <table:table-cell office:value-type="string">
            <text:p>861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JOS - PLATEAU</text:p>
          </table:table-cell>
          <table:table-cell office:value-type="string">
            <text:p>540</text:p>
          </table:table-cell>
          <table:table-cell office:value-type="string">
            <text:p/>
          </table:table-cell>
        </table:table-row>
        <table:table-row>
          <table:table-cell office:value-type="string">
            <text:p>KADUNA - KADUNA</text:p>
          </table:table-cell>
          <table:table-cell office:value-type="string">
            <text:p>KADUNA - KADUNA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KADUNA - KADUNA</text:p>
          </table:table-cell>
          <table:table-cell office:value-type="string">
            <text:p>220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KADUNA - KADUNA</text:p>
          </table:table-cell>
          <table:table-cell office:value-type="string">
            <text:p>428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KADUNA - KADUNA</text:p>
          </table:table-cell>
          <table:table-cell office:value-type="string">
            <text:p>474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KADUNA - KADUNA</text:p>
          </table:table-cell>
          <table:table-cell office:value-type="string">
            <text:p>502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KADUNA - KADUNA</text:p>
          </table:table-cell>
          <table:table-cell office:value-type="string">
            <text:p>874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KADUNA - KADUNA</text:p>
          </table:table-cell>
          <table:table-cell office:value-type="string">
            <text:p>500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KADUNA - KADUNA</text:p>
          </table:table-cell>
          <table:table-cell office:value-type="string">
            <text:p>297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KADUNA - KADUNA</text:p>
          </table:table-cell>
          <table:table-cell office:value-type="string">
            <text:p>715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KADUNA - KADUNA</text:p>
          </table:table-cell>
          <table:table-cell office:value-type="string">
            <text:p>910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KADUNA - KADUNA</text:p>
          </table:table-cell>
          <table:table-cell office:value-type="string">
            <text:p>1003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KADUNA - KADUNA</text:p>
          </table:table-cell>
          <table:table-cell office:value-type="string">
            <text:p>480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KADUNA - KADUNA</text:p>
          </table:table-cell>
          <table:table-cell office:value-type="string">
            <text:p>890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KADUNA - KADUNA</text:p>
          </table:table-cell>
          <table:table-cell office:value-type="string">
            <text:p>975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KADUNA - KADUNA</text:p>
          </table:table-cell>
          <table:table-cell office:value-type="string">
            <text:p>1025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KADUNA - KADUNA</text:p>
          </table:table-cell>
          <table:table-cell office:value-type="string">
            <text:p>320</text:p>
          </table:table-cell>
          <table:table-cell office:value-type="string">
            <text:p/>
          </table:table-cell>
        </table:table-row>
        <table:table-row>
          <table:table-cell office:value-type="string">
            <text:p>KANO - KANO</text:p>
          </table:table-cell>
          <table:table-cell office:value-type="string">
            <text:p>KANO - KANO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KANO - KANO</text:p>
          </table:table-cell>
          <table:table-cell office:value-type="string">
            <text:p>172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KANO - KANO</text:p>
          </table:table-cell>
          <table:table-cell office:value-type="string">
            <text:p>618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KANO - KANO</text:p>
          </table:table-cell>
          <table:table-cell office:value-type="string">
            <text:p>766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KANO - KANO</text:p>
          </table:table-cell>
          <table:table-cell office:value-type="string">
            <text:p>574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KANO - KANO</text:p>
          </table:table-cell>
          <table:table-cell office:value-type="string">
            <text:p>756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KANO - KANO</text:p>
          </table:table-cell>
          <table:table-cell office:value-type="string">
            <text:p>503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KANO - KANO</text:p>
          </table:table-cell>
          <table:table-cell office:value-type="string">
            <text:p>915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KANO - KANO</text:p>
          </table:table-cell>
          <table:table-cell office:value-type="string">
            <text:p>1173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KANO - KANO</text:p>
          </table:table-cell>
          <table:table-cell office:value-type="string">
            <text:p>1270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KANO - KANO</text:p>
          </table:table-cell>
          <table:table-cell office:value-type="string">
            <text:p>546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KANO - KANO</text:p>
          </table:table-cell>
          <table:table-cell office:value-type="string">
            <text:p>1153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KANO - KANO</text:p>
          </table:table-cell>
          <table:table-cell office:value-type="string">
            <text:p>1237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KANO - KANO</text:p>
          </table:table-cell>
          <table:table-cell office:value-type="string">
            <text:p>1209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KANO - KANO</text:p>
          </table:table-cell>
          <table:table-cell office:value-type="string">
            <text:p>714</text:p>
          </table:table-cell>
          <table:table-cell office:value-type="string">
            <text:p/>
          </table:table-cell>
        </table:table-row>
        <table:table-row>
          <table:table-cell office:value-type="string">
            <text:p>KATSINA - KATSINA</text:p>
          </table:table-cell>
          <table:table-cell office:value-type="string">
            <text:p>KATSINA - KATSINA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KATSINA - KATSINA</text:p>
          </table:table-cell>
          <table:table-cell office:value-type="string">
            <text:p>788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KATSINA - KATSINA</text:p>
          </table:table-cell>
          <table:table-cell office:value-type="string">
            <text:p>918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KATSINA - KATSINA</text:p>
          </table:table-cell>
          <table:table-cell office:value-type="string">
            <text:p>794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KATSINA - KATSINA</text:p>
          </table:table-cell>
          <table:table-cell office:value-type="string">
            <text:p>860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KATSINA - KATSINA</text:p>
          </table:table-cell>
          <table:table-cell office:value-type="string">
            <text:p>606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KATSINA - KATSINA</text:p>
          </table:table-cell>
          <table:table-cell office:value-type="string">
            <text:p>1008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KATSINA - KATSINA</text:p>
          </table:table-cell>
          <table:table-cell office:value-type="string">
            <text:p>1142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KATSINA - KATSINA</text:p>
          </table:table-cell>
          <table:table-cell office:value-type="string">
            <text:p>1438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KATSINA - KATSINA</text:p>
          </table:table-cell>
          <table:table-cell office:value-type="string">
            <text:p>380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KATSINA - KATSINA</text:p>
          </table:table-cell>
          <table:table-cell office:value-type="string">
            <text:p>1322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KATSINA - KATSINA</text:p>
          </table:table-cell>
          <table:table-cell office:value-type="string">
            <text:p>1408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KATSINA - KATSINA</text:p>
          </table:table-cell>
          <table:table-cell office:value-type="string">
            <text:p>1250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KATSINA - KATSINA</text:p>
          </table:table-cell>
          <table:table-cell office:value-type="string">
            <text:p>875</text:p>
          </table:table-cell>
          <table:table-cell office:value-type="string">
            <text:p/>
          </table:table-cell>
        </table:table-row>
        <table:table-row>
          <table:table-cell office:value-type="string">
            <text:p>LAFIA - NASARAWA</text:p>
          </table:table-cell>
          <table:table-cell office:value-type="string">
            <text:p>LAFIA - NASARAWA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LAFIA - NASARAWA</text:p>
          </table:table-cell>
          <table:table-cell office:value-type="string">
            <text:p>783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LAFIA - NASARAWA</text:p>
          </table:table-cell>
          <table:table-cell office:value-type="string">
            <text:p>788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LAFIA - NASARAWA</text:p>
          </table:table-cell>
          <table:table-cell office:value-type="string">
            <text:p>82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LAFIA - NASARAWA</text:p>
          </table:table-cell>
          <table:table-cell office:value-type="string">
            <text:p>297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LAFIA - NASARAWA</text:p>
          </table:table-cell>
          <table:table-cell office:value-type="string">
            <text:p>387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LAFIA - NASARAWA</text:p>
          </table:table-cell>
          <table:table-cell office:value-type="string">
            <text:p>490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LAFIA - NASARAWA</text:p>
          </table:table-cell>
          <table:table-cell office:value-type="string">
            <text:p>587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LAFIA - NASARAWA</text:p>
          </table:table-cell>
          <table:table-cell office:value-type="string">
            <text:p>840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LAFIA - NASARAWA</text:p>
          </table:table-cell>
          <table:table-cell office:value-type="string">
            <text:p>456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LAFIA - NASARAWA</text:p>
          </table:table-cell>
          <table:table-cell office:value-type="string">
            <text:p>555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LAFIA - NASARAWA</text:p>
          </table:table-cell>
          <table:table-cell office:value-type="string">
            <text:p>606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LAFIA - NASARAWA</text:p>
          </table:table-cell>
          <table:table-cell office:value-type="string">
            <text:p>736</text:p>
          </table:table-cell>
          <table:table-cell office:value-type="string">
            <text:p/>
          </table:table-cell>
        </table:table-row>
        <table:table-row>
          <table:table-cell office:value-type="string">
            <text:p>LOKOJA - KOGI</text:p>
          </table:table-cell>
          <table:table-cell office:value-type="string">
            <text:p>LOKOJA - KOGI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LOKOJA - KOGI</text:p>
          </table:table-cell>
          <table:table-cell office:value-type="string">
            <text:p>1063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LOKOJA - KOGI</text:p>
          </table:table-cell>
          <table:table-cell office:value-type="string">
            <text:p>342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LOKOJA - KOGI</text:p>
          </table:table-cell>
          <table:table-cell office:value-type="string">
            <text:p>309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LOKOJA - KOGI</text:p>
          </table:table-cell>
          <table:table-cell office:value-type="string">
            <text:p>305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LOKOJA - KOGI</text:p>
          </table:table-cell>
          <table:table-cell office:value-type="string">
            <text:p>424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LOKOJA - KOGI</text:p>
          </table:table-cell>
          <table:table-cell office:value-type="string">
            <text:p>521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LOKOJA - KOGI</text:p>
          </table:table-cell>
          <table:table-cell office:value-type="string">
            <text:p>985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LOKOJA - KOGI</text:p>
          </table:table-cell>
          <table:table-cell office:value-type="string">
            <text:p>405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LOKOJA - KOGI</text:p>
          </table:table-cell>
          <table:table-cell office:value-type="string">
            <text:p>450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LOKOJA - KOGI</text:p>
          </table:table-cell>
          <table:table-cell office:value-type="string">
            <text:p>540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LOKOJA - KOGI</text:p>
          </table:table-cell>
          <table:table-cell office:value-type="string">
            <text:p>945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DUGURI - BORNO</text:p>
          </table:table-cell>
          <table:table-cell office:value-type="string">
            <text:p>MAIDUGURI - BORNO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MAIDUGURI - BORNO</text:p>
          </table:table-cell>
          <table:table-cell office:value-type="string">
            <text:p>930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MAIDUGURI - BORNO</text:p>
          </table:table-cell>
          <table:table-cell office:value-type="string">
            <text:p>1052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MAIDUGURI - BORNO</text:p>
          </table:table-cell>
          <table:table-cell office:value-type="string">
            <text:p>1372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MAIDUGURI - BORNO</text:p>
          </table:table-cell>
          <table:table-cell office:value-type="string">
            <text:p>1142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MAIDUGURI - BORNO</text:p>
          </table:table-cell>
          <table:table-cell office:value-type="string">
            <text:p>1419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MAIDUGURI - BORNO</text:p>
          </table:table-cell>
          <table:table-cell office:value-type="string">
            <text:p>1123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MAIDUGURI - BORNO</text:p>
          </table:table-cell>
          <table:table-cell office:value-type="string">
            <text:p>1323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MAIDUGURI - BORNO</text:p>
          </table:table-cell>
          <table:table-cell office:value-type="string">
            <text:p>1405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MAIDUGURI - BORNO</text:p>
          </table:table-cell>
          <table:table-cell office:value-type="string">
            <text:p>1253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MAIDUGURI - BORNO</text:p>
          </table:table-cell>
          <table:table-cell office:value-type="string">
            <text:p>436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URDI - BENUE</text:p>
          </table:table-cell>
          <table:table-cell office:value-type="string">
            <text:p>MAKURDI - BENUE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MAKURDI - BENUE</text:p>
          </table:table-cell>
          <table:table-cell office:value-type="string">
            <text:p>440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MAKURDI - BENUE</text:p>
          </table:table-cell>
          <table:table-cell office:value-type="string">
            <text:p>618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MAKURDI - BENUE</text:p>
          </table:table-cell>
          <table:table-cell office:value-type="string">
            <text:p>408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MAKURDI - BENUE</text:p>
          </table:table-cell>
          <table:table-cell office:value-type="string">
            <text:p>505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MAKURDI - BENUE</text:p>
          </table:table-cell>
          <table:table-cell office:value-type="string">
            <text:p>1116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MAKURDI - BENUE</text:p>
          </table:table-cell>
          <table:table-cell office:value-type="string">
            <text:p>374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MAKURDI - BENUE</text:p>
          </table:table-cell>
          <table:table-cell office:value-type="string">
            <text:p>473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MAKURDI - BENUE</text:p>
          </table:table-cell>
          <table:table-cell office:value-type="string">
            <text:p>524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MAKURDI - BENUE</text:p>
          </table:table-cell>
          <table:table-cell office:value-type="string">
            <text:p>674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NA - NIGER</text:p>
          </table:table-cell>
          <table:table-cell office:value-type="string">
            <text:p>MINNA - NIGER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MINNA - NIGER</text:p>
          </table:table-cell>
          <table:table-cell office:value-type="string">
            <text:p>552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MINNA - NIGER</text:p>
          </table:table-cell>
          <table:table-cell office:value-type="string">
            <text:p>735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MINNA - NIGER</text:p>
          </table:table-cell>
          <table:table-cell office:value-type="string">
            <text:p>830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MINNA - NIGER</text:p>
          </table:table-cell>
          <table:table-cell office:value-type="string">
            <text:p>674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MINNA - NIGER</text:p>
          </table:table-cell>
          <table:table-cell office:value-type="string">
            <text:p>716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MINNA - NIGER</text:p>
          </table:table-cell>
          <table:table-cell office:value-type="string">
            <text:p>800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MINNA - NIGER</text:p>
          </table:table-cell>
          <table:table-cell office:value-type="string">
            <text:p>851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MINNA - NIGER</text:p>
          </table:table-cell>
          <table:table-cell office:value-type="string">
            <text:p>1124</text:p>
          </table:table-cell>
          <table:table-cell office:value-type="string">
            <text:p/>
          </table:table-cell>
        </table:table-row>
        <table:table-row>
          <table:table-cell office:value-type="string">
            <text:p>OSOGBO - OSUN</text:p>
          </table:table-cell>
          <table:table-cell office:value-type="string">
            <text:p>OSOGBO - OSUN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OSOGBO - OSUN</text:p>
          </table:table-cell>
          <table:table-cell office:value-type="string">
            <text:p>495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OSOGBO - OSUN</text:p>
          </table:table-cell>
          <table:table-cell office:value-type="string">
            <text:p>623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OSOGBO - OSUN</text:p>
          </table:table-cell>
          <table:table-cell office:value-type="string">
            <text:p>348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OSOGBO - OSUN</text:p>
          </table:table-cell>
          <table:table-cell office:value-type="string">
            <text:p>564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OSOGBO - OSUN</text:p>
          </table:table-cell>
          <table:table-cell office:value-type="string">
            <text:p>648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OSOGBO - OSUN</text:p>
          </table:table-cell>
          <table:table-cell office:value-type="string">
            <text:p>469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OSOGBO - OSUN</text:p>
          </table:table-cell>
          <table:table-cell office:value-type="string">
            <text:p>228</text:p>
          </table:table-cell>
          <table:table-cell office:value-type="string">
            <text:p/>
          </table:table-cell>
        </table:table-row>
        <table:table-row>
          <table:table-cell office:value-type="string">
            <text:p>OWERRI - IMO</text:p>
          </table:table-cell>
          <table:table-cell office:value-type="string">
            <text:p>OWERRI - IMO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OWERRI - IMO</text:p>
          </table:table-cell>
          <table:table-cell office:value-type="string">
            <text:p>112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OWERRI - IMO</text:p>
          </table:table-cell>
          <table:table-cell office:value-type="string">
            <text:p>1411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OWERRI - IMO</text:p>
          </table:table-cell>
          <table:table-cell office:value-type="string">
            <text:p>165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OWERRI - IMO</text:p>
          </table:table-cell>
          <table:table-cell office:value-type="string">
            <text:p>250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OWERRI - IMO</text:p>
          </table:table-cell>
          <table:table-cell office:value-type="string">
            <text:p>116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OWERRI - IMO</text:p>
          </table:table-cell>
          <table:table-cell office:value-type="string">
            <text:p>1058</text:p>
          </table:table-cell>
          <table:table-cell office:value-type="string">
            <text:p/>
          </table:table-cell>
        </table:table-row>
        <table:table-row>
          <table:table-cell office:value-type="string">
            <text:p>PORT HARCOURT - RIVERS</text:p>
          </table:table-cell>
          <table:table-cell office:value-type="string">
            <text:p>PORT HARCOURT - RIVERS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PORT HARCOURT - RIVERS</text:p>
          </table:table-cell>
          <table:table-cell office:value-type="string">
            <text:p>1203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PORT HARCOURT - RIVERS</text:p>
          </table:table-cell>
          <table:table-cell office:value-type="string">
            <text:p>114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PORT HARCOURT - RIVERS</text:p>
          </table:table-cell>
          <table:table-cell office:value-type="string">
            <text:p>120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PORT HARCOURT - RIVERS</text:p>
          </table:table-cell>
          <table:table-cell office:value-type="string">
            <text:p>104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PORT HARCOURT - RIVERS</text:p>
          </table:table-cell>
          <table:table-cell office:value-type="string">
            <text:p>1105</text:p>
          </table:table-cell>
          <table:table-cell office:value-type="string">
            <text:p/>
          </table:table-cell>
        </table:table-row>
        <table:table-row>
          <table:table-cell office:value-type="string">
            <text:p>SOKOTO - SOKOTO</text:p>
          </table:table-cell>
          <table:table-cell office:value-type="string">
            <text:p>SOKOTO - SOKOTO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SOKOTO - SOKOTO</text:p>
          </table:table-cell>
          <table:table-cell office:value-type="string">
            <text:p>1376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SOKOTO - SOKOTO</text:p>
          </table:table-cell>
          <table:table-cell office:value-type="string">
            <text:p>1475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SOKOTO - SOKOTO</text:p>
          </table:table-cell>
          <table:table-cell office:value-type="string">
            <text:p>1527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SOKOTO - SOKOTO</text:p>
          </table:table-cell>
          <table:table-cell office:value-type="string">
            <text:p>1187</text:p>
          </table:table-cell>
          <table:table-cell office:value-type="string">
            <text:p/>
          </table:table-cell>
        </table:table-row>
        <table:table-row>
          <table:table-cell office:value-type="string">
            <text:p>UMUAHIA - ABIA</text:p>
          </table:table-cell>
          <table:table-cell office:value-type="string">
            <text:p>UMUAHIA - ABIA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UMUAHIA - ABIA</text:p>
          </table:table-cell>
          <table:table-cell office:value-type="string">
            <text:p>88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UMUAHIA - ABIA</text:p>
          </table:table-cell>
          <table:table-cell office:value-type="string">
            <text:p>281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UMUAHIA - ABIA</text:p>
          </table:table-cell>
          <table:table-cell office:value-type="string">
            <text:p>817</text:p>
          </table:table-cell>
          <table:table-cell office:value-type="string">
            <text:p/>
          </table:table-cell>
        </table:table-row>
        <table:table-row>
          <table:table-cell office:value-type="string">
            <text:p>UYO - AKWA-IBOM</text:p>
          </table:table-cell>
          <table:table-cell office:value-type="string">
            <text:p>UYO - AKWA-IBOM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UYO - AKWA-IBOM</text:p>
          </table:table-cell>
          <table:table-cell office:value-type="string">
            <text:p>224</text:p>
          </table:table-cell>
          <table:table-cell office:value-type="string">
            <text:p/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UYO - AKWA-IBOM</text:p>
          </table:table-cell>
          <table:table-cell office:value-type="string">
            <text:p>1073</text:p>
          </table:table-cell>
          <table:table-cell office:value-type="string">
            <text:p/>
          </table:table-cell>
        </table:table-row>
        <table:table-row>
          <table:table-cell office:value-type="string">
            <text:p>YENAGOA - BAYELSA</text:p>
          </table:table-cell>
          <table:table-cell office:value-type="string">
            <text:p>YENAGOA - BAYELSA</text:p>
          </table:table-cell>
          <table:table-cell office:value-type="string">
            <text:p>0</text:p>
          </table:table-cell>
          <table:table-cell office:value-type="string">
            <text:p>same</text:p>
          </table:table-cell>
        </table:table-row>
        <table:table-row>
          <table:table-cell office:value-type="string">
            <text:p>YOLA - ADAMAWA</text:p>
          </table:table-cell>
          <table:table-cell office:value-type="string">
            <text:p>YENAGOA - BAYELSA</text:p>
          </table:table-cell>
          <table:table-cell office:value-type="string">
            <text:p>1124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0.1</meta:generator>
    <meta:initial-creator>phpMyAdmin 4.9.0.1</meta:initial-creator>
    <meta:creation-date>2023-07-01T11:05:22</meta:creation-date>
  </office:meta>
</office:document-meta>
</file>